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Подзаголовок" style:master-page-name="MP0" style:family="paragraph">
      <style:paragraph-properties fo:break-before="page" fo:line-height="150%">
        <style:tab-stops>
          <style:tab-stop style:type="left" style:position="1.6881in"/>
          <style:tab-stop style:type="left" style:position="1.818in"/>
          <style:tab-stop style:type="left" style:position="2.3375in"/>
          <style:tab-stop style:type="left" style:position="2.727in"/>
          <style:tab-stop style:type="left" style:position="2.8569in"/>
          <style:tab-stop style:type="left" style:position="2.9868in"/>
          <style:tab-stop style:type="left" style:position="3.3763in"/>
          <style:tab-stop style:type="left" style:position="3.8958in"/>
          <style:tab-stop style:type="left" style:position="4.0256in"/>
          <style:tab-stop style:type="left" style:position="4.1506in"/>
          <style:tab-stop style:type="left" style:position="4.25in"/>
          <style:tab-stop style:type="left" style:position="4.2854in"/>
          <style:tab-stop style:type="left" style:position="4.8048in"/>
          <style:tab-stop style:type="left" style:position="4.9347in"/>
          <style:tab-stop style:type="left" style:position="5.0645in"/>
          <style:tab-stop style:type="left" style:position="5.8437in"/>
          <style:tab-stop style:type="left" style:position="6.2291in"/>
        </style:tab-stops>
      </style:paragraph-properties>
    </style:style>
    <style:style style:name="T2" style:parent-style-name="Основнойшрифтабзаца" style:family="text">
      <style:text-properties style:font-name="Times New Roman" fo:font-weight="normal" style:font-weight-asian="normal" style:font-style-complex="italic" style:font-size-complex="16pt"/>
    </style:style>
    <style:style style:name="P3" style:parent-style-name="Обычный" style:family="paragraph">
      <style:paragraph-properties fo:text-align="center" fo:margin-bottom="0.0833in" fo:line-height="150%"/>
    </style:style>
    <style:style style:name="T4" style:parent-style-name="Основнойшрифтабзаца" style:family="text">
      <style:text-properties style:font-name-complex="Times New Roman" fo:font-size="16pt" style:font-size-asian="16pt" style:font-size-complex="16pt"/>
    </style:style>
    <style:style style:name="P5" style:parent-style-name="Обычный" style:family="paragraph">
      <style:paragraph-properties fo:text-align="center" fo:margin-bottom="0.0833in" fo:line-height="150%"/>
      <style:text-properties style:font-name-complex="Times New Roman" fo:font-size="16pt" style:font-size-asian="16pt" style:font-size-complex="16pt"/>
    </style:style>
    <style:style style:name="P6" style:parent-style-name="Обычный" style:family="paragraph">
      <style:paragraph-properties fo:margin-bottom="0.0833in" fo:line-height="150%"/>
      <style:text-properties fo:font-size="16pt" style:font-size-asian="16pt" style:font-size-complex="16pt"/>
    </style:style>
    <style:style style:name="P7" style:parent-style-name="Обычный" style:family="paragraph">
      <style:paragraph-properties fo:margin-bottom="0.0833in"/>
      <style:text-properties fo:font-size="16pt" style:font-size-asian="16pt" style:font-size-complex="16pt"/>
    </style:style>
    <style:style style:name="P8" style:parent-style-name="Обычный" style:family="paragraph">
      <style:paragraph-properties fo:margin-bottom="0.0833in"/>
      <style:text-properties fo:font-size="16pt" style:font-size-asian="16pt" style:font-size-complex="16pt"/>
    </style:style>
    <style:style style:name="P9" style:parent-style-name="Обычный" style:family="paragraph">
      <style:paragraph-properties fo:margin-bottom="0.0833in"/>
      <style:text-properties fo:font-size="16pt" style:font-size-asian="16pt" style:font-size-complex="16pt"/>
    </style:style>
    <style:style style:name="P10" style:parent-style-name="Обычный" style:family="paragraph">
      <style:paragraph-properties style:text-autospace="none" fo:text-align="center" fo:line-height="150%"/>
      <style:text-properties style:font-weight-complex="bold" fo:font-size="18pt" style:font-size-asian="18pt" style:font-size-complex="18pt"/>
    </style:style>
    <style:style style:name="P11" style:parent-style-name="Обычный" style:family="paragraph">
      <style:paragraph-properties style:text-autospace="none" fo:text-align="center" fo:line-height="150%"/>
      <style:text-properties style:font-weight-complex="bold" fo:font-size="16pt" style:font-size-asian="16pt" style:font-size-complex="16pt"/>
    </style:style>
    <style:style style:name="P12" style:parent-style-name="Обычный" style:family="paragraph">
      <style:paragraph-properties style:text-autospace="none" fo:text-align="center"/>
      <style:text-properties fo:font-size="16pt" style:font-size-asian="16pt" style:font-size-complex="16pt"/>
    </style:style>
    <style:style style:name="P13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fo:font-size="12pt" style:font-size-asian="12pt" style:font-size-complex="12pt"/>
    </style:style>
    <style:style style:name="P14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fo:font-size="14pt" style:font-size-asian="14pt"/>
    </style:style>
    <style:style style:name="P15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style:font-size-complex="14pt"/>
    </style:style>
    <style:style style:name="P16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style:font-size-complex="14pt"/>
    </style:style>
    <style:style style:name="P17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fo:font-size="12pt" style:font-size-asian="12pt" style:font-size-complex="12pt"/>
    </style:style>
    <style:style style:name="P18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fo:font-size="12pt" style:font-size-asian="12pt" style:font-size-complex="12pt"/>
    </style:style>
    <style:style style:name="P19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  <style:text-properties fo:font-size="12pt" style:font-size-asian="12pt" style:font-size-complex="12pt"/>
    </style:style>
    <style:style style:name="P20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</style:style>
    <style:style style:name="P21" style:parent-style-name="Обычный" style:family="paragraph">
      <style:paragraph-properties style:line-height-at-least="0.1666in" fo:margin-right="-0.0986in">
        <style:tab-stops>
          <style:tab-stop style:type="left" style:position="2.7395in"/>
          <style:tab-stop style:type="left" style:position="5.677in"/>
        </style:tab-stops>
      </style:paragraph-properties>
    </style:style>
    <style:style style:name="P22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3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4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5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6" style:parent-style-name="Подзаголовок" style:family="paragraph">
      <style:paragraph-properties fo:text-align="start">
        <style:tab-stops>
          <style:tab-stop style:type="left" style:position="1.6881in"/>
          <style:tab-stop style:type="left" style:position="1.818in"/>
          <style:tab-stop style:type="left" style:position="2.3375in"/>
          <style:tab-stop style:type="left" style:position="2.727in"/>
          <style:tab-stop style:type="left" style:position="2.8569in"/>
          <style:tab-stop style:type="left" style:position="2.9868in"/>
          <style:tab-stop style:type="left" style:position="3.3763in"/>
          <style:tab-stop style:type="left" style:position="3.8958in"/>
          <style:tab-stop style:type="left" style:position="4.0256in"/>
          <style:tab-stop style:type="left" style:position="4.1506in"/>
          <style:tab-stop style:type="left" style:position="4.25in"/>
          <style:tab-stop style:type="left" style:position="4.2854in"/>
          <style:tab-stop style:type="left" style:position="4.8048in"/>
          <style:tab-stop style:type="left" style:position="4.9347in"/>
          <style:tab-stop style:type="left" style:position="5.0645in"/>
          <style:tab-stop style:type="left" style:position="5.8437in"/>
          <style:tab-stop style:type="left" style:position="6.229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7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8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29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30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31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32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33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fo:font-weight="normal" style:font-weight-asian="normal" fo:font-style="italic" style:font-style-asian="italic" fo:font-size="9pt" style:font-size-asian="9pt" style:font-size-complex="9pt" fo:language="ru" fo:country="RU"/>
    </style:style>
    <style:style style:name="P34" style:parent-style-name="Подзаголовок" style:family="paragraph">
      <style:paragraph-properties fo:margin-left="3.875in" fo:text-indent="-3.875in">
        <style:tab-stops>
          <style:tab-stop style:type="left" style:position="-2.1868in"/>
          <style:tab-stop style:type="left" style:position="-2.0569in"/>
          <style:tab-stop style:type="left" style:position="-1.5375in"/>
          <style:tab-stop style:type="left" style:position="-1.1479in"/>
          <style:tab-stop style:type="left" style:position="-1.018in"/>
          <style:tab-stop style:type="left" style:position="-0.8881in"/>
          <style:tab-stop style:type="left" style:position="-0.4986in"/>
          <style:tab-stop style:type="left" style:position="0.0208in"/>
          <style:tab-stop style:type="left" style:position="0.1506in"/>
          <style:tab-stop style:type="left" style:position="0.2756in"/>
          <style:tab-stop style:type="left" style:position="0.375in"/>
          <style:tab-stop style:type="left" style:position="0.4104in"/>
          <style:tab-stop style:type="left" style:position="0.9298in"/>
          <style:tab-stop style:type="left" style:position="1.0597in"/>
          <style:tab-stop style:type="left" style:position="1.1895in"/>
          <style:tab-stop style:type="left" style:position="1.9687in"/>
          <style:tab-stop style:type="left" style:position="2.3541in"/>
        </style:tab-stops>
      </style:paragraph-properties>
      <style:text-properties style:font-name="Times New Roman" fo:font-weight="normal" style:font-weight-asian="normal" style:font-style-complex="italic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6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7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38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2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7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1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8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9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3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Гиперссылк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Гиперссылка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0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Обычный" style:family="paragraph">
      <style:paragraph-properties fo:break-before="page"/>
      <style:text-properties fo:hyphenate="true"/>
    </style:style>
    <style:style style:name="P72" style:parent-style-name="Заголовок1" style:family="paragraph">
      <style:paragraph-properties fo:text-align="center"/>
    </style:style>
    <style:style style:name="T73" style:parent-style-name="Основнойшрифтабзаца" style:family="text">
      <style:text-properties style:font-name="Times New Roman"/>
    </style:style>
    <style:style style:name="T74" style:parent-style-name="Основнойшрифтабзаца" style:family="text">
      <style:text-properties style:font-name="Times New Roman" fo:language="en" fo:country="US"/>
    </style:style>
    <style:style style:name="P75" style:parent-style-name="Обычный" style:family="paragraph">
      <style:text-properties style:font-name="Times New Roman" style:font-name-complex="Times New Roman" fo:language="en" fo:country="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6pt" style:font-size-asian="16pt" style:font-size-complex="16pt" fo:language="en" fo:country="US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P78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79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0" style:parent-style-name="Обычный" style:family="paragraph">
      <style:paragraph-properties fo:margin-left="0.4916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1" style:parent-style-name="Обычный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2" style:parent-style-name="Обычный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3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4" style:parent-style-name="Обычный" style:family="paragraph">
      <style:text-properties style:font-name="Times New Roman" style:font-name-asian="Times New Roman" style:font-name-complex="Times New Roman" fo:font-style="italic" style:font-style-asian="italic" style:font-style-complex="italic" fo:font-size="16pt" style:font-size-asian="16pt" style:font-size-complex="16pt" fo:language="en" fo:country="US"/>
    </style:style>
    <style:style style:name="P85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86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7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88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9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90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1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9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3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4" style:parent-style-name="Заголовок1" style:family="paragraph">
      <style:paragraph-properties fo:text-align="center"/>
    </style:style>
    <style:style style:name="T95" style:parent-style-name="Основнойшрифтабзаца" style:family="text">
      <style:text-properties style:font-name="Times New Roman" fo:language="en" fo:country="US"/>
    </style:style>
    <style:style style:name="T96" style:parent-style-name="Основнойшрифтабзаца" style:family="text">
      <style:text-properties style:font-name="Times New Roman"/>
    </style:style>
    <style:style style:name="P9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9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0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1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2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36" style:parent-style-name="Обычный" style:family="paragraph">
      <style:paragraph-properties fo:margin-bottom="0in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41" style:parent-style-name="Обычный" style:family="paragraph">
      <style:paragraph-properties fo:margin-bottom="0in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margin-bottom="0in" fo:text-indent="0.4916i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Обычный" style:family="paragraph">
      <style:paragraph-properties fo:margin-bottom="0in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Обычный" style:family="paragraph">
      <style:paragraph-properties fo:margin-bottom="0in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Заголовок1" style:family="paragraph">
      <style:paragraph-properties fo:text-align="center"/>
      <style:text-properties style:font-name="Times New Roman"/>
    </style:style>
    <style:style style:name="P151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5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5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5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5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6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6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6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7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8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9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9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9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9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9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195" style:parent-style-name="Обычный" style:family="paragraph">
      <style:paragraph-properties fo:margin-bottom="0in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00" style:parent-style-name="Обычный" style:family="paragraph">
      <style:paragraph-properties fo:margin-bottom="0in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0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07" style:parent-style-name="Обычный" style:family="paragraph">
      <style:paragraph-properties fo:margin-bottom="0in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17" style:parent-style-name="Обычный" style:family="paragraph">
      <style:paragraph-properties fo:margin-bottom="0in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24" style:parent-style-name="Обычный" style:family="paragraph">
      <style:paragraph-properties fo:margin-bottom="0in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28" style:parent-style-name="Обычный" style:family="paragraph">
      <style:paragraph-properties fo:margin-bottom="0in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38" style:parent-style-name="Обычный" style:family="paragraph">
      <style:paragraph-properties fo:margin-bottom="0in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2" style:parent-style-name="Обычный" style:family="paragraph">
      <style:paragraph-properties fo:margin-bottom="0in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57" style:parent-style-name="Обычный" style:family="paragraph">
      <style:paragraph-properties fo:margin-bottom="0in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7" style:parent-style-name="Обычный" style:family="paragraph">
      <style:paragraph-properties fo:margin-bottom="0in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8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90" style:parent-style-name="Обычный" style:family="paragraph">
      <style:paragraph-properties fo:margin-bottom="0in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5" style:parent-style-name="Обычный" style:family="paragraph">
      <style:paragraph-properties fo:margin-bottom="0in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9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9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0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0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0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03" style:parent-style-name="Обычный" style:family="paragraph">
      <style:paragraph-properties fo:margin-bottom="0in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31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0" style:parent-style-name="Обычный" style:family="paragraph">
      <style:paragraph-properties fo:margin-bottom="0in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9" style:parent-style-name="Обычный" style:family="paragraph">
      <style:paragraph-properties fo:margin-bottom="0in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6" style:parent-style-name="Обычный" style:family="paragraph">
      <style:paragraph-properties fo:margin-bottom="0in" fo:text-indent="0.4916in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7" style:parent-style-name="Обычный" style:family="paragraph">
      <style:paragraph-properties fo:margin-bottom="0in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8" style:parent-style-name="Заголовок1" style:family="paragraph">
      <style:paragraph-properties fo:text-align="center"/>
      <style:text-properties style:font-name="Times New Roman"/>
    </style:style>
    <style:style style:name="P359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6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7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8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39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0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1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3" style:parent-style-name="Заголовок1" style:family="paragraph">
      <style:paragraph-properties fo:text-align="center"/>
      <style:text-properties style:font-name="Times New Roman"/>
    </style:style>
    <style:style style:name="P424" style:parent-style-name="Обычный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2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2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2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2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2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3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4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5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1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3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6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7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88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89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0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91" style:parent-style-name="Заголовок1" style:family="paragraph">
      <style:paragraph-properties fo:text-align="center"/>
      <style:text-properties style:font-name="Times New Roman"/>
    </style:style>
    <style:style style:name="P49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9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9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9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9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9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9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0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1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2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3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4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5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6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7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4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5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6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7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8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89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0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1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2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3" style:parent-style-name="Абзацсписка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4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5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596" style:parent-style-name="Заголовок1" style:family="paragraph">
      <style:paragraph-properties fo:text-align="center"/>
    </style:style>
    <style:style style:name="T597" style:parent-style-name="Основнойшрифтабзаца" style:family="text">
      <style:text-properties style:font-name="Times New Roman"/>
    </style:style>
    <style:style style:name="T598" style:parent-style-name="Основнойшрифтабзаца" style:family="text">
      <style:text-properties style:font-name="Times New Roman" fo:language="en" fo:country="US"/>
    </style:style>
    <style:style style:name="T599" style:parent-style-name="Основнойшрифтабзаца" style:family="text">
      <style:text-properties style:font-name="Times New Roman"/>
    </style:style>
    <style:style style:name="T600" style:parent-style-name="Основнойшрифтабзаца" style:family="text">
      <style:text-properties style:font-name="Times New Roman" fo:language="en" fo:country="US"/>
    </style:style>
    <style:style style:name="T601" style:parent-style-name="Основнойшрифтабзаца" style:family="text">
      <style:text-properties style:font-name="Times New Roman"/>
    </style:style>
    <style:style style:name="P602" style:parent-style-name="Обычный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6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09" style:parent-style-name="Обычный" style:family="paragraph">
      <style:paragraph-properties fo:margin-bottom="0in"/>
    </style:style>
    <style:style style:name="T6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26" style:parent-style-name="Обычный" style:family="paragraph">
      <style:paragraph-properties fo:margin-bottom="0in"/>
    </style:style>
    <style:style style:name="T6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3" style:parent-style-name="Обычный" style:family="paragraph">
      <style:paragraph-properties fo:margin-bottom="0in"/>
    </style:style>
    <style:style style:name="T6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3" style:parent-style-name="Обычный" style:family="paragraph">
      <style:paragraph-properties fo:margin-bottom="0in"/>
    </style:style>
    <style:style style:name="T6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6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86" style:parent-style-name="Обычный" style:family="paragraph">
      <style:paragraph-properties fo:margin-bottom="0in"/>
    </style:style>
    <style:style style:name="T6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696" style:parent-style-name="Обычный" style:family="paragraph">
      <style:paragraph-properties fo:margin-bottom="0in"/>
    </style:style>
    <style:style style:name="T6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12" style:parent-style-name="Обычный" style:family="paragraph">
      <style:paragraph-properties fo:margin-bottom="0in"/>
    </style:style>
    <style:style style:name="T7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7" style:parent-style-name="Обычный" style:family="paragraph">
      <style:paragraph-properties fo:margin-bottom="0in"/>
    </style:style>
    <style:style style:name="T7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38" style:parent-style-name="Обычный" style:family="paragraph">
      <style:paragraph-properties fo:margin-bottom="0in"/>
    </style:style>
    <style:style style:name="T7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0" style:parent-style-name="Обычный" style:family="paragraph">
      <style:paragraph-properties fo:margin-bottom="0in"/>
    </style:style>
    <style:style style:name="T7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7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3" style:parent-style-name="Обычный" style:family="paragraph">
      <style:paragraph-properties fo:margin-bottom="0in"/>
    </style:style>
    <style:style style:name="T7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8" style:parent-style-name="Обычный" style:family="paragraph">
      <style:paragraph-properties fo:margin-bottom="0in"/>
    </style:style>
    <style:style style:name="T7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9" style:parent-style-name="Обычный" style:family="paragraph">
      <style:paragraph-properties fo:margin-bottom="0in"/>
    </style:style>
    <style:style style:name="T7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31" style:parent-style-name="Обычный" style:family="paragraph">
      <style:paragraph-properties fo:margin-bottom="0in"/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2" style:parent-style-name="Обычный" style:family="paragraph">
      <style:paragraph-properties fo:margin-bottom="0in"/>
    </style:style>
    <style:style style:name="T8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5" style:parent-style-name="Обычный" style:family="paragraph">
      <style:paragraph-properties fo:margin-bottom="0in"/>
    </style:style>
    <style:style style:name="T9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10" style:parent-style-name="Обычный" style:family="paragraph">
      <style:paragraph-properties fo:margin-bottom="0in"/>
    </style:style>
    <style:style style:name="T9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29" style:parent-style-name="Обычный" style:family="paragraph">
      <style:paragraph-properties fo:margin-bottom="0in"/>
    </style:style>
    <style:style style:name="T9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9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9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32" style:parent-style-name="Обычный" style:family="paragraph">
      <style:paragraph-properties fo:margin-bottom="0in"/>
    </style:style>
    <style:style style:name="T10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0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099" style:parent-style-name="Обычный" style:family="paragraph">
      <style:paragraph-properties fo:margin-bottom="0in"/>
    </style:style>
    <style:style style:name="T11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4" style:parent-style-name="Обычный" style:family="paragraph">
      <style:paragraph-properties fo:margin-bottom="0in"/>
    </style:style>
    <style:style style:name="T11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34" style:parent-style-name="Обычный" style:family="paragraph">
      <style:paragraph-properties fo:margin-bottom="0in"/>
    </style:style>
    <style:style style:name="T11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39" style:parent-style-name="Обычный" style:family="paragraph">
      <style:paragraph-properties fo:margin-bottom="0in"/>
    </style:style>
    <style:style style:name="T11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58" style:parent-style-name="Обычный" style:family="paragraph">
      <style:paragraph-properties fo:margin-bottom="0in"/>
    </style:style>
    <style:style style:name="T11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82" style:parent-style-name="Обычный" style:family="paragraph">
      <style:paragraph-properties fo:margin-bottom="0in"/>
    </style:style>
    <style:style style:name="T11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97" style:parent-style-name="Обычный" style:family="paragraph">
      <style:paragraph-properties fo:margin-bottom="0in"/>
    </style:style>
    <style:style style:name="T11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0" style:parent-style-name="Обычный" style:family="paragraph">
      <style:paragraph-properties fo:margin-bottom="0in"/>
    </style:style>
    <style:style style:name="T12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9" style:parent-style-name="Обычный" style:family="paragraph">
      <style:paragraph-properties fo:margin-bottom="0in"/>
    </style:style>
    <style:style style:name="T12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72" style:parent-style-name="Обычный" style:family="paragraph">
      <style:paragraph-properties fo:margin-bottom="0in"/>
    </style:style>
    <style:style style:name="T12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2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2" style:parent-style-name="Обычный" style:family="paragraph">
      <style:paragraph-properties fo:margin-bottom="0in"/>
    </style:style>
    <style:style style:name="T13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5" style:parent-style-name="Обычный" style:family="paragraph">
      <style:paragraph-properties fo:margin-bottom="0in"/>
    </style:style>
    <style:style style:name="T13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4" style:parent-style-name="Обычный" style:family="paragraph">
      <style:paragraph-properties fo:margin-bottom="0in"/>
    </style:style>
    <style:style style:name="T13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45" style:parent-style-name="Обычный" style:family="paragraph">
      <style:paragraph-properties fo:margin-bottom="0in"/>
    </style:style>
    <style:style style:name="T13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54" style:parent-style-name="Обычный" style:family="paragraph">
      <style:paragraph-properties fo:margin-bottom="0in"/>
    </style:style>
    <style:style style:name="T13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78" style:parent-style-name="Обычный" style:family="paragraph">
      <style:paragraph-properties fo:margin-bottom="0in"/>
    </style:style>
    <style:style style:name="T13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3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10" style:parent-style-name="Обычный" style:family="paragraph">
      <style:paragraph-properties fo:margin-bottom="0in"/>
    </style:style>
    <style:style style:name="T14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15" style:parent-style-name="Обычный" style:family="paragraph">
      <style:paragraph-properties fo:margin-bottom="0in"/>
    </style:style>
    <style:style style:name="T14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29" style:parent-style-name="Обычный" style:family="paragraph">
      <style:paragraph-properties fo:margin-bottom="0in"/>
    </style:style>
    <style:style style:name="T14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44" style:parent-style-name="Обычный" style:family="paragraph">
      <style:paragraph-properties fo:margin-bottom="0in"/>
    </style:style>
    <style:style style:name="T14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66" style:parent-style-name="Обычный" style:family="paragraph">
      <style:paragraph-properties fo:margin-bottom="0in"/>
    </style:style>
    <style:style style:name="T14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71" style:parent-style-name="Обычный" style:family="paragraph">
      <style:paragraph-properties fo:margin-bottom="0in"/>
    </style:style>
    <style:style style:name="T147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4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90" style:parent-style-name="Обычный" style:family="paragraph">
      <style:paragraph-properties fo:margin-bottom="0in"/>
    </style:style>
    <style:style style:name="T14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497" style:parent-style-name="Обычный" style:family="paragraph">
      <style:paragraph-properties fo:margin-bottom="0in"/>
    </style:style>
    <style:style style:name="T14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5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5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5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3" style:parent-style-name="Обычный" style:family="paragraph">
      <style:paragraph-properties fo:margin-bottom="0in"/>
    </style:style>
    <style:style style:name="T16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43" style:parent-style-name="Обычный" style:family="paragraph">
      <style:paragraph-properties fo:margin-bottom="0in"/>
    </style:style>
    <style:style style:name="T16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688" style:parent-style-name="Обычный" style:family="paragraph">
      <style:paragraph-properties fo:margin-bottom="0in"/>
    </style:style>
    <style:style style:name="T16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6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6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59" style:parent-style-name="Обычный" style:family="paragraph">
      <style:paragraph-properties fo:margin-bottom="0in"/>
    </style:style>
    <style:style style:name="T17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3" style:parent-style-name="Обычный" style:family="paragraph">
      <style:paragraph-properties fo:margin-bottom="0in"/>
    </style:style>
    <style:style style:name="T17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7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797" style:parent-style-name="Обычный" style:family="paragraph">
      <style:paragraph-properties fo:margin-bottom="0in"/>
    </style:style>
    <style:style style:name="T17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7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0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12" style:parent-style-name="Обычный" style:family="paragraph">
      <style:paragraph-properties fo:margin-bottom="0in"/>
    </style:style>
    <style:style style:name="T18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27" style:parent-style-name="Обычный" style:family="paragraph">
      <style:paragraph-properties fo:margin-bottom="0in"/>
    </style:style>
    <style:style style:name="T18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36" style:parent-style-name="Обычный" style:family="paragraph">
      <style:paragraph-properties fo:margin-bottom="0in"/>
    </style:style>
    <style:style style:name="T18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57" style:parent-style-name="Обычный" style:family="paragraph">
      <style:paragraph-properties fo:margin-bottom="0in"/>
    </style:style>
    <style:style style:name="T18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8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89" style:parent-style-name="Обычный" style:family="paragraph">
      <style:paragraph-properties fo:margin-bottom="0in"/>
    </style:style>
    <style:style style:name="T18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8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0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0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0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0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0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1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87" style:parent-style-name="Обычный" style:family="paragraph">
      <style:paragraph-properties fo:margin-bottom="0in"/>
    </style:style>
    <style:style style:name="T19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9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9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9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199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99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0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0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02" style:parent-style-name="Обычный" style:family="paragraph">
      <style:paragraph-properties fo:margin-bottom="0in"/>
    </style:style>
    <style:style style:name="T20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0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0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0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1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15" style:parent-style-name="Обычный" style:family="paragraph">
      <style:paragraph-properties fo:margin-bottom="0in"/>
    </style:style>
    <style:style style:name="T20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2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2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2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2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2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2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2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2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3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3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3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3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4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4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5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5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5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5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5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5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5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6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6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6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6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6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6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6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07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7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7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7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7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4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5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6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7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8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89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90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91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92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93" style:parent-style-name="Обычный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2094" style:parent-style-name="Обычный" style:family="paragraph">
      <style:paragraph-properties fo:margin-bottom="0in"/>
    </style:style>
    <style:style style:name="T20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Казанский (Приволжский) федеральный университет</text:span></text:p>
      <text:p text:style-name="P3"><text:span text:style-name="T4">Институт вычислительной математики и информационных технологий</text:span></text:p>
      <text:p text:style-name="P5"/>
      <text:p text:style-name="P6"/>
      <text:p text:style-name="P7"/>
      <text:p text:style-name="P8"/>
      <text:p text:style-name="P9"/>
      <text:p text:style-name="P10">Отчёт по дисциплине «Пакеты прикладных программ»</text:p>
      <text:p text:style-name="P11"/>
      <text:p text:style-name="P12"/>
      <text:p text:style-name="P13"/>
      <text:p text:style-name="P14"/>
      <text:p text:style-name="P15"/>
      <text:p text:style-name="P16"/>
      <text:p text:style-name="P17">Работу выполнил:</text:p>
      <text:p text:style-name="P18">Студент 09-822 группы</text:p>
      <text:p text:style-name="P19">Шабаков Ильвар Жомортханович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Казань 2021</text:p>
      <text:p text:style-name="Заголовокоглавления"><text:span text:style-name="T35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90395116" office:target-frame-name="_top" xlink:show="replace"><text:span text:style-name="T37">Задание</text:span><text:span text:style-name="T38"><text:s/>9(DO WHILE)</text:span><text:span text:style-name="T39"><text:tab/></text:span><text:span text:style-name="T40">3</text:span></text:a></text:p>
          <text:p text:style-name="P41"><text:a xlink:href="#_Toc90395117" office:target-frame-name="_top" xlink:show="replace"><text:span text:style-name="T42">LEX-</text:span><text:span text:style-name="T43">файл</text:span><text:span text:style-name="T44"><text:tab/></text:span><text:span text:style-name="T45">3</text:span></text:a></text:p>
          <text:p text:style-name="P46"><text:a xlink:href="#_Toc90395118" office:target-frame-name="_top" xlink:show="replace"><text:span text:style-name="T47">YACC-файл</text:span><text:span text:style-name="T48"><text:tab/></text:span><text:span text:style-name="T49">5</text:span></text:a></text:p>
          <text:p text:style-name="P50"><text:a xlink:href="#_Toc90395119" office:target-frame-name="_top" xlink:show="replace"><text:span text:style-name="T51">Файл для работы с переменными(variables.h)</text:span><text:span text:style-name="T52"><text:tab/></text:span><text:span text:style-name="T53">8</text:span></text:a></text:p>
          <text:p text:style-name="P54"><text:a xlink:href="#_Toc90395120" office:target-frame-name="_top" xlink:show="replace"><text:span text:style-name="T55">Файл для работы с переменными(variables.c)</text:span><text:span text:style-name="T56"><text:tab/></text:span><text:span text:style-name="T57">10</text:span></text:a></text:p>
          <text:p text:style-name="P58"><text:a xlink:href="#_Toc90395121" office:target-frame-name="_top" xlink:show="replace"><text:span text:style-name="T59">Входной тестовый файл</text:span><text:span text:style-name="T60"><text:tab/></text:span><text:span text:style-name="T61">11</text:span></text:a></text:p>
          <text:p text:style-name="P62"><text:a xlink:href="#_Toc90395122" office:target-frame-name="_top" xlink:show="replace"><text:span text:style-name="T63">Вывод</text:span><text:span text:style-name="T64"><text:s/></text:span><text:span text:style-name="T65">тестового</text:span><text:span text:style-name="T66"><text:s/></text:span><text:span text:style-name="T67">файла</text:span><text:span text:style-name="T68"><text:tab/></text:span><text:span text:style-name="T69">13</text:span></text:a></text:p>
        </text:index-body>
      </text:table-of-content>
      <text:p text:style-name="Обычный"/>
      <text:p text:style-name="P70"/>
      <text:p text:style-name="P71"/>
      <text:h text:style-name="P72" text:outline-level="1"><text:bookmark-start text:name="_Toc90395116"/><text:soft-page-break/><text:span text:style-name="T73">Задание</text:span><text:span text:style-name="T74"><text:s/>9(DO WHILE)</text:span><text:bookmark-end text:name="_Toc90395116"/></text:h>
      <text:p text:style-name="P75"/>
      <text:p text:style-name="Обычный"><text:span text:style-name="T76">DO WHILE ...<text:s/></text:span><text:span text:style-name="T77">ENDDO Command<text:s/></text:span></text:p>
      <text:p text:style-name="P78">Executes a set of commands within a conditional loop.<text:s/></text:p>
      <text:p text:style-name="P79">DO WHILE<text:s/>lExpression<text:s/></text:p>
      <text:p text:style-name="P80">Commands<text:s/></text:p>
      <text:p text:style-name="P81">[LOOP]<text:s/></text:p>
      <text:p text:style-name="P82">[EXIT]<text:s/></text:p>
      <text:p text:style-name="P83">ENDDO<text:s/></text:p>
      <text:p text:style-name="P84">Parameters:</text:p>
      <text:p text:style-name="P85">lExpression :</text:p>
      <text:p text:style-name="P86">Specifies a logical expression whose value determines whether the commands between DO WHILE and ENDDO are executed. As long as lExpression evaluates to true (.T.), the set of<text:s/>commands are executed.<text:s/></text:p>
      <text:p text:style-name="P87">Commands :</text:p>
      <text:p text:style-name="P88">Specifies the set of Visual FoxPro commands to be executed as long as lExpression evaluates to true (.T.).</text:p>
      <text:p text:style-name="P89">LOOP :</text:p>
      <text:p text:style-name="P90">Returns program control directly back to DO WHILE. LOOP can be placed anywhere between DO WHILE and ENDDO.<text:s/></text:p>
      <text:p text:style-name="P91">EXIT :</text:p>
      <text:p text:style-name="P92">Transfers program control from within the DO WHILE loop to the first command following ENDDO. EXIT can be placed anywhere between DO WHILE and ENDDO.</text:p>
      <text:p text:style-name="P93"/>
      <text:h text:style-name="P94" text:outline-level="1"><text:bookmark-start text:name="_Toc90395117"/><text:span text:style-name="T95">LEX-</text:span><text:span text:style-name="T96">файл</text:span><text:bookmark-end text:name="_Toc90395117"/></text:h>
      <text:p text:style-name="P97"/>
      <text:p text:style-name="P98">%option noyywrap</text:p>
      <text:p text:style-name="P99">%option yylineno</text:p>
      <text:p text:style-name="P100">%{</text:p>
      <text:p text:style-name="P101">#include "y.tab.h"</text:p>
      <text:p text:style-name="P102">#include &lt;stdio.h&gt;</text:p>
      <text:p text:style-name="P103"/>
      <text:p text:style-name="P104"/>
      <text:p text:style-name="P105">int<text:s/>column = 0;</text:p>
      <text:p text:style-name="P106">int error_count = 0;</text:p>
      <text:p text:style-name="P107">%}</text:p>
      <text:p text:style-name="P108"/>
      <text:p text:style-name="P109">%%</text:p>
      <text:p text:style-name="P110">DO" "WHILE <text:s text:c="13"/>{column += yyleng; <text:s/>printf("DO WHILE\n"); return DOWHILE; }</text:p>
      <text:p text:style-name="P111">ENDDO <text:s text:c="18"/>{column += yyleng; <text:s/>printf("ENDDO\n"); return ENDDO; }</text:p>
      <text:p text:style-name="P112">LOOP <text:s text:c="19"/>{column += yyleng; <text:s/>printf("LOOP\n"); return LOOP; }</text:p>
      <text:p text:style-name="P113">EXIT <text:s text:c="19"/>{column += yyleng; <text:s/>printf("EXIT\n"); return EXIT; }</text:p>
      <text:p text:style-name="P114">"("<text:tab/><text:tab/><text:tab/><text:s text:c="12"/>{column += yyleng; <text:s/>printf("LPAREN\n"); return OP;}</text:p>
      <text:p text:style-name="P115">")"<text:tab/><text:tab/><text:tab/><text:s text:c="12"/>{column += yyleng; <text:s/>printf("RPAREN\n"); return CP;}</text:p>
      <text:p text:style-name="P116">"+"<text:s/><text:tab/><text:tab/><text:tab/><text:s text:c="8"/>{column += yyleng; <text:s/>printf("PLUS\n"); return PLUS;}</text:p>
      <text:p text:style-name="P117">"-"<text:tab/><text:tab/><text:tab/><text:s text:c="12"/>{column += yyleng; <text:s/>printf("MINUS\n"); return MINUS;}</text:p>
      <text:p text:style-name="P118">"*"<text:tab/><text:tab/><text:tab/><text:s text:c="12"/>{column += yyleng; <text:s/>printf("MULTIPLY\n"); return MULTIPLY;}</text:p>
      <text:p text:style-name="P119">"/"<text:s/><text:tab/><text:tab/><text:tab/><text:s text:c="8"/>{column += yyleng; <text:s/>printf("DIVIDE\n"); return DIVIDE;}</text:p>
      <text:p text:style-name="P120">AND<text:tab/><text:tab/><text:tab/><text:s text:c="12"/>{column += yyleng; <text:s/>printf("AND\n"); return AND;}</text:p>
      <text:p text:style-name="P121">OR<text:tab/><text:tab/><text:tab/><text:s text:c="12"/>{column += yyleng; <text:s/>printf("OR\n"); return OR;}</text:p>
      <text:p text:style-name="P122">NOT<text:tab/><text:tab/><text:tab/><text:s text:c="12"/>{column += yyleng; <text:s/>printf("NOT\n"); return NOT;}</text:p>
      <text:p text:style-name="P123">0|([1-9][0-9]*) <text:s text:c="8"/>{column += yyleng; <text:s/>yylval.num = atoi(yytext); return NUMBER;}<text:s/></text:p>
      <text:p text:style-name="P124">[a-zA-Z][a-zA-Z0-9]* <text:s text:c="3"/>{column += yyleng; <text:s/>printf("IDENTIFIER = %s\n", yytext); yylval.str = strdup(yytext); return IDENTIFIER; }</text:p>
      <text:p text:style-name="P125">; <text:s text:c="22"/>{column += yyleng; <text:s/>printf("SEMICOLON\n");<text:s/>return SEMICOLON; } <text:s text:c="13"/></text:p>
      <text:p text:style-name="P126">[\n]<text:s/><text:tab/><text:tab/><text:s text:c="12"/>{column=0;}</text:p>
      <text:p text:style-name="P127">[ \t] <text:s text:c="18"/>{column++;}</text:p>
      <text:p text:style-name="P128">"&lt;=" <text:s text:c="19"/>{column += yyleng; <text:s/>printf("LEQ\n"); return LEQ; }</text:p>
      <text:p text:style-name="P129">"&gt;=" <text:s text:c="19"/>{column += yyleng; <text:s/>printf("GEQ\n"); return GEQ; }</text:p>
      <text:p text:style-name="P130">"&lt;&gt;"|"#"|"!=" <text:s text:c="10"/>{column += yyleng; <text:s/>printf("NEQ\n"); return NEQ; }</text:p>
      <text:p text:style-name="P131">"==" <text:s text:c="19"/>{column += yyleng; <text:s/>printf("STR_EQ\n"); return STR_EQ; }</text:p>
      <text:p text:style-name="P132">"=" <text:s text:c="20"/>{column += yyleng; <text:s/>printf("EQUAL\n"); return EQUAL; }</text:p>
      <text:p text:style-name="P133">"&lt;" <text:s text:c="20"/>{column += yyleng; <text:s/>printf("LESS\n"); return LESS; }</text:p>
      <text:p text:style-name="P134">"&gt;" <text:s text:c="20"/>{column += yyleng; <text:s/>printf("GREATER\n"); return GREATER; }</text:p>
      <text:p text:style-name="P135"/>
      <text:p text:style-name="P136"><text:span text:style-name="T137">%%</text:span></text:p>
      <text:p text:style-name="P138">%%</text:p>
      <text:p text:style-name="P139">Пояснения :</text:p>
      <text:p text:style-name="P140"/>
      <text:p text:style-name="P141">Здесь все просто: в секции определений включена опция yylineno, нужная для отслеживания номера<text:s/>строки, на которой произошла ошибка. <text:s/>Так же создана переменная типа int(column) для отслеживания позиции на линии(столбца), в которой присутствует ошибка. Переменная error_count является счетчиком ошибок.<text:s/></text:p>
      <text:p text:style-name="P142"><text:span text:style-name="T143">В секции правил прописаны регулярные выражения дл</text:span><text:span text:style-name="T144">я определения лексем, которые нам понадобятся в синтаксическом анализаторе. <text:s/>В<text:s/></text:span><text:soft-page-break/><text:span text:style-name="T145">каждой лексеме прописана инструкция для подсчета позиции символа, которая обновляется при переходе на новую линию(</text:span><text:span text:style-name="T146">[\n] {column=0;}</text:span><text:span text:style-name="T147">).</text:span></text:p>
      <text:p text:style-name="P148"/>
      <text:p text:style-name="P149"/>
      <text:h text:style-name="P150" text:outline-level="1"><text:bookmark-start text:name="_Toc90395118"/>YACC-файл<text:bookmark-end text:name="_Toc90395118"/></text:h>
      <text:p text:style-name="P151"/>
      <text:p text:style-name="P152">//yylval принимает значение int<text:s/>и string</text:p>
      <text:p text:style-name="P153">%union<text:s/></text:p>
      <text:p text:style-name="P154">{</text:p>
      <text:p text:style-name="P155"><text:s text:c="8"/>int num;</text:p>
      <text:p text:style-name="P156"><text:s text:c="8"/>char *str;</text:p>
      <text:p text:style-name="P157">}</text:p>
      <text:p text:style-name="P158">//Числа принимают значение int</text:p>
      <text:p text:style-name="P159">%token &lt;num&gt; NUMBER<text:s/></text:p>
      <text:p text:style-name="P160">//Переменные принимают значения string</text:p>
      <text:p text:style-name="P161">%token &lt;str&gt; IDENTIFIER</text:p>
      <text:p text:style-name="P162">%token DOWHILE ENDDO</text:p>
      <text:p text:style-name="P163">%token SEMICOLON</text:p>
      <text:p text:style-name="P164">%token LOOP EXIT</text:p>
      <text:p text:style-name="P165">//Выражения<text:s/>принимают значения string</text:p>
      <text:p text:style-name="P166">%type &lt;num&gt; exp term</text:p>
      <text:p text:style-name="P167"/>
      <text:p text:style-name="P168">//Приоритет операций. Чем ниже строка, тем выше приоритет</text:p>
      <text:p text:style-name="P169">%left OP CP</text:p>
      <text:p text:style-name="P170">%left LESS GREATER LEQ GEQ NEQ STR_EQ</text:p>
      <text:p text:style-name="P171">%left OR</text:p>
      <text:p text:style-name="P172">%left AND</text:p>
      <text:p text:style-name="P173">%left NOT</text:p>
      <text:p text:style-name="P174">%right EQUAL</text:p>
      <text:p text:style-name="P175">%left PLUS MINUS</text:p>
      <text:p text:style-name="P176">%left MULTIPLY DIVIDE</text:p>
      <text:p text:style-name="P177"/>
      <text:p text:style-name="P178">%{</text:p>
      <text:p text:style-name="P179">#include &lt;stdio.h&gt;<text:tab/></text:p>
      <text:p text:style-name="P180">#include &lt;stdlib.h&gt;</text:p>
      <text:p text:style-name="P181">//Подключение переменных</text:p>
      <text:p text:style-name="P182">#include "variables.h"</text:p>
      <text:p text:style-name="P183"/>
      <text:p text:style-name="P184">void yyerror(char *);</text:p>
      <text:p text:style-name="P185">extern int yylex(void);</text:p>
      <text:p text:style-name="P186">extern int yylineno;</text:p>
      <text:p text:style-name="P187">extern int column;</text:p>
      <text:p text:style-name="P188">extern int error_count;</text:p>
      <text:p text:style-name="P189"/>
      <text:p text:style-name="P190">symbol_block *symtab = NULL;</text:p>
      <text:soft-page-break/>
      <text:p text:style-name="P191">%}</text:p>
      <text:p text:style-name="P192"/>
      <text:p text:style-name="P193"/>
      <text:p text:style-name="P194">%%</text:p>
      <text:p text:style-name="P195"><text:span text:style-name="T196">commands: /*<text:s/></text:span><text:span text:style-name="T197">пусто</text:span><text:span text:style-name="T198"><text:s/></text:span><text:span text:style-name="T199">*/</text:span></text:p>
      <text:p text:style-name="P200"><text:span text:style-name="T201"><text:s text:c="20"/>| commands exp SEMICOLON {printf("</text:span><text:span text:style-name="T202">Вычисленное</text:span><text:span text:style-name="T203"><text:s/></text:span><text:span text:style-name="T204">выражение</text:span><text:span text:style-name="T205">: %d\n", $2);}</text:span></text:p>
      <text:p text:style-name="P206"><text:s text:c="20"/>| commands command SEMICOLON</text:p>
      <text:p text:style-name="P207"><text:span text:style-name="T208"><text:s text:c="20"/>| commands command error { yyerror("</text:span><text:span text:style-name="T209">Пропущена</text:span><text:span text:style-name="T210"><text:s/></text:span><text:span text:style-name="T211">точка</text:span><text:span text:style-name="T212"><text:s/></text:span><text:span text:style-name="T213">с</text:span><text:span text:style-name="T214"><text:s/></text:span><text:span text:style-name="T215">запятой</text:span><text:span text:style-name="T216">");}</text:span></text:p>
      <text:p text:style-name="P217"><text:span text:style-name="T218"><text:s text:c="20"/>| comman</text:span><text:span text:style-name="T219">ds error SEMICOLON { yyerror("</text:span><text:span text:style-name="T220">Неправильная</text:span><text:span text:style-name="T221"><text:s/></text:span><text:span text:style-name="T222">команда</text:span><text:span text:style-name="T223">");}</text:span></text:p>
      <text:p text:style-name="P224"><text:span text:style-name="T225"><text:s text:c="20"/>| commands LOOP SEMICOLON <text:s/>{ yyerror("LOOP<text:s/></text:span><text:span text:style-name="T226">вне</text:span><text:span text:style-name="T227"><text:s/>DO WHILE");}</text:span></text:p>
      <text:p text:style-name="P228"><text:span text:style-name="T229"><text:s text:c="20"/>| commands EXIT SEMICOLON <text:s/>{ yyerror("EXIT<text:s/></text:span><text:span text:style-name="T230">вне</text:span><text:span text:style-name="T231"><text:s/>DO WHILE");}</text:span></text:p>
      <text:p text:style-name="P232"><text:s text:c="20"/>;</text:p>
      <text:p text:style-name="P233"/>
      <text:p text:style-name="P234">command:<text:s/><text:s text:c="11"/></text:p>
      <text:p text:style-name="P235"><text:s text:c="22"/>DOWHILE lexp commands while_st ENDDO</text:p>
      <text:p text:style-name="P236"><text:s text:c="20"/>| IDENTIFIER EQUAL exp {</text:p>
      <text:p text:style-name="P237"><text:s text:c="24"/>symbol_assign(&amp;symtab, $1, $3);}<text:s/></text:p>
      <text:p text:style-name="P238"><text:span text:style-name="T239"><text:s text:c="20"/></text:span><text:span text:style-name="T240">| IDENTIFIER error exp { yyerror("Ошибка в присвоении значения</text:span><text:span text:style-name="T241"><text:s/>переменной"); }</text:span></text:p>
      <text:p text:style-name="P242"><text:span text:style-name="T243"><text:s text:c="20"/></text:span><text:span text:style-name="T244">;</text:span></text:p>
      <text:p text:style-name="P245"/>
      <text:p text:style-name="P246"/>
      <text:p text:style-name="P247">while_st: <text:s text:c="10"/>| EXIT<text:s/></text:p>
      <text:p text:style-name="P248"><text:s text:c="20"/>| LOOP</text:p>
      <text:p text:style-name="P249"><text:s text:c="20"/>;</text:p>
      <text:p text:style-name="P250"/>
      <text:p text:style-name="P251">exp: <text:s text:c="10"/></text:p>
      <text:p text:style-name="P252"><text:s text:c="22"/>term</text:p>
      <text:p text:style-name="P253"><text:s text:c="20"/>| exp PLUS exp <text:s text:c="11"/>{ $$ = $1 + $3; <text:s text:c="2"/>}</text:p>
      <text:p text:style-name="P254"><text:s text:c="20"/>| exp MINUS exp <text:s text:c="10"/>{ $$ = $1 - $3; <text:s text:c="2"/>}</text:p>
      <text:p text:style-name="P255"><text:s text:c="20"/>| exp MULTIPLY exp <text:s text:c="7"/>{ $$ = $1 * $3; <text:s text:c="2"/>}</text:p>
      <text:p text:style-name="P256"><text:s text:c="20"/>| exp DIVIDE exp <text:s text:c="9"/>{</text:p>
      <text:p text:style-name="P257"><text:span text:style-name="T258"><text:s text:c="48"/></text:span><text:span text:style-name="T259">if ($3)</text:span></text:p>
      <text:p text:style-name="P260"><text:s text:c="48"/>$$ = $1 / $3;</text:p>
      <text:p text:style-name="P261"><text:s text:c="48"/>else</text:p>
      <text:p text:style-name="P262"><text:s text:c="47"/>{</text:p>
      <text:p text:style-name="P263"><text:s text:c="48"/>yyerror("Деление на ноль");</text:p>
      <text:p text:style-name="P264"><text:s text:c="48"/>$$=0;</text:p>
      <text:p text:style-name="P265"><text:s text:c="10"/><text:s text:c="36"/>} <text:s text:c="11"/></text:p>
      <text:p text:style-name="P266"><text:s text:c="46"/>}</text:p>
      <text:p text:style-name="P267"><text:s text:c="21"/>| OP exp CP <text:s text:c="13"/>{ $$ = $2; <text:s text:c="7"/>}</text:p>
      <text:p text:style-name="P268"><text:s text:c="21"/>;</text:p>
      <text:p text:style-name="P269"/>
      <text:p text:style-name="P270">lexp: <text:s text:c="17"/>exp LESS exp <text:s text:c="10"/>{printf("Выражение слева: %d\nВыражение справа: %d\n", $1, $3);}<text:s/></text:p>
      <text:soft-page-break/>
      <text:p text:style-name="P271"><text:s text:c="21"/>| exp GREATER exp <text:s text:c="7"/>{printf("Выражение слева: %d\nВыражение справа: %d\n", $1, $3);}<text:s/></text:p>
      <text:p text:style-name="P272"><text:s text:c="21"/>| exp LEQ exp <text:s text:c="11"/>{printf("Выражение слева: %d\nВыражение справа: %d\n", $1, $3);}<text:s/></text:p>
      <text:p text:style-name="P273"><text:s text:c="21"/>| exp GEQ exp <text:s text:c="11"/>{printf("Выражение слева: %d\nВыражение справа: %d\n", $1, $3);}<text:s/></text:p>
      <text:p text:style-name="P274"><text:s text:c="21"/>| exp NEQ exp <text:s text:c="11"/>{printf("Выражение слева: %d\nВыражение справа: %d\n", $1, $3);}<text:s/></text:p>
      <text:p text:style-name="P275"><text:s text:c="21"/>| exp STR_EQ exp <text:s text:c="8"/>{printf("Выражение слева: %d\nВыражение справа: %d\n", $1, $3);}</text:p>
      <text:p text:style-name="P276"><text:s text:c="21"/>| exp error exp <text:s text:c="9"/>{ yyerror("Пропущен знак сравнения");}</text:p>
      <text:p text:style-name="P277"><text:span text:style-name="T278"><text:s text:c="21"/></text:span><text:span text:style-name="T279">| lexp AND lexp <text:s text:c="10"/></text:span></text:p>
      <text:p text:style-name="P280"><text:s text:c="10"/><text:s text:c="11"/>| lexp OR lexp <text:s text:c="11"/></text:p>
      <text:p text:style-name="P281"><text:s text:c="21"/>| NOT lexp <text:s text:c="15"/></text:p>
      <text:p text:style-name="P282"><text:s text:c="21"/>| OP lexp CP <text:s text:c="13"/></text:p>
      <text:p text:style-name="P283"><text:s text:c="21"/>;</text:p>
      <text:p text:style-name="P284"/>
      <text:p text:style-name="P285">term:<text:s/></text:p>
      <text:p text:style-name="P286"><text:s text:c="23"/>NUMBER <text:s text:c="19"/>{ $$ = $1; }</text:p>
      <text:p text:style-name="P287"><text:s text:c="21"/>| IDENTIFIER {</text:p>
      <text:p text:style-name="P288"><text:s text:c="27"/>int dst;</text:p>
      <text:p text:style-name="P289"><text:s text:c="27"/>if (symbol_get_value(&amp;symtab, &amp;dst, $1) == 1) {</text:p>
      <text:p text:style-name="P290"><text:span text:style-name="T291"><text:s text:c="32"/></text:span><text:span text:style-name="T292">$$ = dst; printf("Переменная %s имеет значение %d\n", $1, $$);}<text:s/></text:span></text:p>
      <text:p text:style-name="P293"><text:s text:c="27"/>else {</text:p>
      <text:p text:style-name="P294"><text:s text:c="7"/><text:s text:c="25"/>yyerror("Данной переменной не существует");}</text:p>
      <text:p text:style-name="P295"><text:span text:style-name="T296"><text:s text:c="34"/></text:span><text:span text:style-name="T297">}</text:span></text:p>
      <text:p text:style-name="P298"><text:s text:c="17"/>;</text:p>
      <text:p text:style-name="P299"/>
      <text:p text:style-name="P300"/>
      <text:p text:style-name="P301">%%</text:p>
      <text:p text:style-name="P302">int main(int argc, char **argv){</text:p>
      <text:p text:style-name="P303"><text:span text:style-name="T304"><text:s text:c="4"/></text:span><text:span text:style-name="T305">yyparse();</text:span></text:p>
      <text:p text:style-name="P306"><text:s text:c="4"/>if (error_count == 0) {</text:p>
      <text:p text:style-name="P307"><text:s text:c="8"/>printf("Ошибок в работе программы не<text:s/>обнаружено.\n");</text:p>
      <text:p text:style-name="P308"><text:s text:c="4"/>} else {</text:p>
      <text:p text:style-name="P309"><text:s text:c="8"/>printf("В ходе выполнения обнаружено %d ошибок.\n", error_count);</text:p>
      <text:p text:style-name="P310"><text:s text:c="4"/>}</text:p>
      <text:p text:style-name="P311">}<text:s/></text:p>
      <text:p text:style-name="P312"/>
      <text:p text:style-name="P313">void yyerror(char *str) {</text:p>
      <text:p text:style-name="P314"><text:tab/>if (strcmp(str, "syntax error")) { printf("На %d строке %d столбце обнаружена ошибка: %s\n", yylineno, column, str); error_count++; }</text:p>
      <text:p text:style-name="P315">}</text:p>
      <text:p text:style-name="P316"/>
      <text:p text:style-name="P317"/>
      <text:p text:style-name="P318">Пояснения:</text:p>
      <text:p text:style-name="P319"/>
      <text:soft-page-break/>
      <text:p text:style-name="P320"><text:span text:style-name="T321">В секции определений мы<text:s/></text:span><text:span text:style-name="T322">1)</text:span><text:span text:style-name="T323">подключаем наш lex-файл,<text:s/></text:span><text:span text:style-name="T324">2)</text:span><text:span text:style-name="T325">определяем токены для наших лексем,<text:s/></text:span><text:span text:style-name="T326">3)</text:span><text:span text:style-name="T327">расширяем тип значения переменной yylval(через %union),<text:s/></text:span><text:span text:style-name="T328">4)</text:span><text:span text:style-name="T329">задаем некоторым токенам возможные типы значения, которые они могут<text:s/></text:span><text:span text:style-name="T330">принимать(%token &lt;num&gt; NUMBER, %token &lt;str&gt; IDENTIFIER, %type &lt;num&gt; exp term),</text:span><text:span text:style-name="T331"><text:s/>5)</text:span><text:span text:style-name="T332">задаем приоритет и ассоциативность операторам умножения/деления, сложения/вычитания и т.д. Что не маловажно -<text:s/></text:span><text:span text:style-name="T333">6)</text:span><text:span text:style-name="T334">подключаем возможность создания переменных, определенных в файл</text:span><text:span text:style-name="T335">е variables.h и variables.c и<text:s/></text:span><text:span text:style-name="T336">7)</text:span><text:span text:style-name="T337">импортируем переменные для обработки ошибок(yylineno, column, error_count)</text:span></text:p>
      <text:p text:style-name="P338">В секции правил прописаны синтаксические правила нашей грамматики для команды DO WHILE...ENDDO, реализовано вычисление простых выражений(+, -, *, /),<text:s/>добавлена работа с переменными и обработка ошибок.<text:s/></text:p>
      <text:p text:style-name="P339"><text:span text:style-name="T340">В секции подпрограмм переопределена функция<text:s/></text:span><text:span text:style-name="T341">main()</text:span><text:span text:style-name="T342">, в которой после чтения входного файла выводится информация о количестве обнаруженных ошибок. Так же переопределена функция<text:s/></text:span><text:span text:style-name="T343">yyerror()<text:s/></text:span><text:span text:style-name="T344">для дополнительног</text:span><text:span text:style-name="T345">о вывода номера строки и позиции в строке найденной в ходе выполнения программы ошибки.<text:s/></text:span></text:p>
      <text:p text:style-name="P346"><text:span text:style-name="T347">В программе имеются как минимум две динамические ошибки(например, деление на ноль и отсутствие переменной) и как минимум 5 синтаксических ошибок(например, пропущенный<text:s/></text:span><text:span text:style-name="T348">закрывающий символ после выражения, ввод неверной команды , ошибка в присвоении значения переменной,<text:s/></text:span><text:span text:style-name="T349">LOOP</text:span><text:span text:style-name="T350">/</text:span><text:span text:style-name="T351">EXIT</text:span><text:span text:style-name="T352"><text:s/>вне конструкции<text:s/></text:span><text:span text:style-name="T353">DO</text:span><text:span text:style-name="T354"><text:s/></text:span><text:span text:style-name="T355">WHILE</text:span><text:span text:style-name="T356">, пропуск знака сравнения в логических выражениях)</text:span></text:p>
      <text:p text:style-name="P357"/>
      <text:h text:style-name="P358" text:outline-level="1"><text:bookmark-start text:name="_Toc90395119"/>Файл для работы с переменными(variables.h)<text:bookmark-end text:name="_Toc90395119"/></text:h>
      <text:p text:style-name="P359"/>
      <text:p text:style-name="P360">#ifndef SYMBOLS_H</text:p>
      <text:p text:style-name="P361">#define<text:s/>SYMBOLS_H</text:p>
      <text:p text:style-name="P362"><text:s/></text:p>
      <text:p text:style-name="P363">#include &lt;string.h&gt;</text:p>
      <text:p text:style-name="P364">#include &lt;stdlib.h&gt;</text:p>
      <text:p text:style-name="P365"><text:s/></text:p>
      <text:p text:style-name="P366">#define BLOCK_SIZE 15</text:p>
      <text:p text:style-name="P367">#define NAME_LEN 30</text:p>
      <text:p text:style-name="P368"><text:s/></text:p>
      <text:p text:style-name="P369">typedef struct symbol {</text:p>
      <text:p text:style-name="P370"><text:s text:c="4"/>char name[NAME_LEN]; // symbol name</text:p>
      <text:p text:style-name="P371"><text:s text:c="4"/>int val; // symbol value</text:p>
      <text:p text:style-name="P372"><text:s text:c="4"/>int hasVal; // 0 if symbol has notany value, 1 if has</text:p>
      <text:p text:style-name="P373">}<text:s/>symbol;</text:p>
      <text:p text:style-name="P374"><text:s/></text:p>
      <text:soft-page-break/>
      <text:p text:style-name="P375">typedef struct symbol_block {</text:p>
      <text:p text:style-name="P376"><text:s text:c="4"/>symbol *symbols; // pointer to symbol array of BLOCK_SIZE size</text:p>
      <text:p text:style-name="P377"><text:s text:c="4"/>int cur_index; // current index put new element to <text:s/></text:p>
      <text:p text:style-name="P378"><text:s text:c="4"/>struct symbol_block *next; // pointer to the next block</text:p>
      <text:p text:style-name="P379">} symbol_block;</text:p>
      <text:p text:style-name="P380"><text:s/></text:p>
      <text:p text:style-name="P381">/* Read pointer to symbol to dst.</text:p>
      <text:p text:style-name="P382">Return value:</text:p>
      <text:p text:style-name="P383">-1 if symbols not found</text:p>
      <text:p text:style-name="P384">0 if symbol found but hasVal is 0</text:p>
      <text:p text:style-name="P385">1 if symbol found and hasVal is 1</text:p>
      <text:p text:style-name="P386">Note: this function can be used to just check if some symbol exist or not*/</text:p>
      <text:p text:style-name="P387">int symbol_get(symbol_block **root, symbol **dst, char<text:s/>*name);</text:p>
      <text:p text:style-name="P388"><text:s/></text:p>
      <text:p text:style-name="P389"><text:s/></text:p>
      <text:p text:style-name="P390">/* Read symbol value to dst.</text:p>
      <text:p text:style-name="P391">Return value:</text:p>
      <text:p text:style-name="P392">-1 if symbols not found</text:p>
      <text:p text:style-name="P393">0 if symbol found but hasVal is 0</text:p>
      <text:p text:style-name="P394">1 if symbol found and hasVal is 1</text:p>
      <text:p text:style-name="P395">Note: this function can be used to just check if some symbol exist or not*/</text:p>
      <text:p text:style-name="P396">int<text:s/>symbol_get_value(symbol_block **root, int *dst, char *name);</text:p>
      <text:p text:style-name="P397"><text:s/></text:p>
      <text:p text:style-name="P398">/* Add symbol without assigning it any value</text:p>
      <text:p text:style-name="P399">Note: if symbol already exists, function won't add a new one */</text:p>
      <text:p text:style-name="P400">void symbol_add(symbol_block **root, char *name);</text:p>
      <text:p text:style-name="P401"><text:s/></text:p>
      <text:p text:style-name="P402">/* Add symbol and assign given value to it</text:p>
      <text:p text:style-name="P403">Note: if symbol already exists, function will change its value,</text:p>
      <text:p text:style-name="P404">if doesnt, function will create a new one with given value */</text:p>
      <text:p text:style-name="P405">void symbol_assign(symbol_block **root, char *name, int value);</text:p>
      <text:p text:style-name="P406"><text:s/></text:p>
      <text:p text:style-name="P407">/* If root block is filled up, then alloc new and insert it before root */</text:p>
      <text:p text:style-name="P408">void enlarge_if_need(symbol_block **root);</text:p>
      <text:p text:style-name="P409"><text:s/></text:p>
      <text:p text:style-name="P410">/*</text:p>
      <text:p text:style-name="P411">Example usage:</text:p>
      <text:p text:style-name="P412">symbol_block *root;</text:p>
      <text:p text:style-name="P413">...</text:p>
      <text:p text:style-name="P414">int x;</text:p>
      <text:p text:style-name="P415">symbol_get_value(&amp;root, &amp;x, "foobar");</text:p>
      <text:p text:style-name="P416"><text:s/></text:p>
      <text:p text:style-name="P417">symbol *sym;</text:p>
      <text:p text:style-name="P418">symbol_get(&amp;root, &amp;sym, "foo");</text:p>
      <text:p text:style-name="P419">*/</text:p>
      <text:p text:style-name="P420"><text:s/></text:p>
      <text:p text:style-name="P421">#endif // SYMBOLS_H</text:p>
      <text:p text:style-name="P422"/>
      <text:h text:style-name="P423" text:outline-level="1"><text:bookmark-start text:name="_Toc90395120"/>Файл для работы с<text:s/>переменными(variables.c)<text:bookmark-end text:name="_Toc90395120"/></text:h>
      <text:p text:style-name="P424"/>
      <text:p text:style-name="P425">#include "variables.h"</text:p>
      <text:p text:style-name="P426"><text:s/></text:p>
      <text:p text:style-name="P427">int symbol_get(symbol_block **root, symbol **dst, char *name) {</text:p>
      <text:p text:style-name="P428">symbol_block *cur_block = *root; int i;</text:p>
      <text:p text:style-name="P429">while (cur_block != NULL) {</text:p>
      <text:p text:style-name="P430">for (i = 0; i &lt; cur_block-&gt;cur_index; i++) {</text:p>
      <text:p text:style-name="P431">if (strcmp(cur_block-&gt;symbols[i].name, name) == 0) {</text:p>
      <text:p text:style-name="P432">if (cur_block-&gt;symbols[i].hasVal == 1) {</text:p>
      <text:p text:style-name="P433">*dst = &amp;(cur_block-&gt;symbols[i]);</text:p>
      <text:p text:style-name="P434">return 1;</text:p>
      <text:p text:style-name="P435">}</text:p>
      <text:p text:style-name="P436">else { return 0; }</text:p>
      <text:p text:style-name="P437">}</text:p>
      <text:p text:style-name="P438">}</text:p>
      <text:p text:style-name="P439">cur_block = cur_block-&gt;next;</text:p>
      <text:p text:style-name="P440">}</text:p>
      <text:p text:style-name="P441">return -1;</text:p>
      <text:p text:style-name="P442">}</text:p>
      <text:p text:style-name="P443"><text:s/></text:p>
      <text:p text:style-name="P444">int symbol_get_value(symbol_block **root, int *dst, char *name) {</text:p>
      <text:p text:style-name="P445">symbol *sym;</text:p>
      <text:p text:style-name="P446">int retval = symbol_get(root, &amp;sym, name);</text:p>
      <text:p text:style-name="P447">if (retval == 1) {</text:p>
      <text:p text:style-name="P448">*dst = sym-&gt;val;</text:p>
      <text:p text:style-name="P449">}</text:p>
      <text:p text:style-name="P450">return retval;</text:p>
      <text:p text:style-name="P451">}</text:p>
      <text:p text:style-name="P452"><text:s/></text:p>
      <text:p text:style-name="P453">void enlarge_if_need(symbol_block **root)</text:p>
      <text:p text:style-name="P454">{</text:p>
      <text:p text:style-name="P455">if (*root == NULL || (*root)-&gt;cur_index &gt;= BLOCK_SIZE)</text:p>
      <text:p text:style-name="P456">{</text:p>
      <text:p text:style-name="P457">symbol_block *sb =<text:s/>(symbol_block*)malloc(sizeof(symbol_block));</text:p>
      <text:p text:style-name="P458">sb-&gt;symbols = (symbol*)malloc(BLOCK_SIZE*sizeof(symbol));</text:p>
      <text:p text:style-name="P459">sb-&gt;cur_index = 0;</text:p>
      <text:p text:style-name="P460">sb-&gt;next = *root;</text:p>
      <text:p text:style-name="P461">*root = sb;</text:p>
      <text:p text:style-name="P462">}</text:p>
      <text:p text:style-name="P463">}</text:p>
      <text:p text:style-name="P464"><text:s/></text:p>
      <text:p text:style-name="P465">void symbol_add(symbol_block **root, char *name)</text:p>
      <text:p text:style-name="P466">{</text:p>
      <text:p text:style-name="P467">int tmp; if (symbol_get_value(root, &amp;tmp, name)<text:s/>!= -1) { return; }</text:p>
      <text:soft-page-break/>
      <text:p text:style-name="P468">enlarge_if_need(root);</text:p>
      <text:p text:style-name="P469">int ind = (*root)-&gt;cur_index;</text:p>
      <text:p text:style-name="P470">strcpy((*root)-&gt;symbols[ind].name, name);</text:p>
      <text:p text:style-name="P471">(*root)-&gt;symbols[ind].hasVal = 0;</text:p>
      <text:p text:style-name="P472">(*root)-&gt;cur_index++;</text:p>
      <text:p text:style-name="P473">}</text:p>
      <text:p text:style-name="P474"><text:s/></text:p>
      <text:p text:style-name="P475">void symbol_assign(symbol_block **root, char *name, int value)</text:p>
      <text:p text:style-name="P476">{</text:p>
      <text:p text:style-name="P477">symbol<text:s/>*sym;</text:p>
      <text:p text:style-name="P478">if (symbol_get(root, &amp;sym, name) != -1) {</text:p>
      <text:p text:style-name="P479">sym-&gt;val = value;</text:p>
      <text:p text:style-name="P480">sym-&gt;hasVal = 1;</text:p>
      <text:p text:style-name="P481">return;</text:p>
      <text:p text:style-name="P482">}</text:p>
      <text:p text:style-name="P483">enlarge_if_need(root);</text:p>
      <text:p text:style-name="P484">int ind = (*root)-&gt;cur_index;</text:p>
      <text:p text:style-name="P485">strcpy((*root)-&gt;symbols[ind].name, name);</text:p>
      <text:p text:style-name="P486">(*root)-&gt;symbols[ind].hasVal = 1;</text:p>
      <text:p text:style-name="P487">(*root)-&gt;symbols[ind].val = value;</text:p>
      <text:p text:style-name="P488">(*root)-&gt;cur_index++;</text:p>
      <text:p text:style-name="P489">}</text:p>
      <text:p text:style-name="P490"/>
      <text:h text:style-name="P491" text:outline-level="1"><text:bookmark-start text:name="_Toc90395121"/>Входной тестовый файл<text:bookmark-end text:name="_Toc90395121"/></text:h>
      <text:p text:style-name="P492"/>
      <text:list text:style-name="LFO1" text:continue-numbering="true">
        <text:list-item>
          <text:p text:style-name="P493">x=4;</text:p>
        </text:list-item>
        <text:list-item>
          <text:p text:style-name="P494">y;</text:p>
        </text:list-item>
        <text:list-item>
          <text:p text:style-name="P495">y=1;</text:p>
        </text:list-item>
        <text:list-item>
          <text:p text:style-name="P496">y;</text:p>
        </text:list-item>
        <text:list-item>
          <text:p text:style-name="P497">1+2;</text:p>
        </text:list-item>
        <text:list-item>
          <text:p text:style-name="P498">4/2;</text:p>
        </text:list-item>
        <text:list-item>
          <text:p text:style-name="P499">6*2;</text:p>
        </text:list-item>
        <text:list-item>
          <text:p text:style-name="P500">3-1;</text:p>
        </text:list-item>
        <text:list-item>
          <text:p text:style-name="P501">4*5+4/2-3*5;</text:p>
        </text:list-item>
        <text:list-item>
          <text:p text:style-name="P502">1-(5+1);</text:p>
        </text:list-item>
        <text:list-item>
          <text:p text:style-name="P503">4+2*5;</text:p>
        </text:list-item>
        <text:list-item>
          <text:p text:style-name="P504">4*(6-4);</text:p>
        </text:list-item>
        <text:list-item>
          <text:p text:style-name="P505">z=4*(6-3)+10*4-2;</text:p>
        </text:list-item>
        <text:list-item>
          <text:p text:style-name="P506">DO WHILE(1&lt;5) 5+5; ENDDO;</text:p>
        </text:list-item>
        <text:list-item>
          <text:p text:style-name="P507">DO WHILE(x&lt;=5) ENDDO;</text:p>
        </text:list-item>
        <text:list-item>
          <text:p text:style-name="P508">DO WHILE(x&lt;5) DO<text:s/>WHILE(1&gt;5) 1+1; 1+2; ENDDO; ENDDO;</text:p>
        </text:list-item>
        <text:list-item>
          <text:p text:style-name="P509">4/0;</text:p>
        </text:list-item>
        <text:list-item>
          <text:p text:style-name="P510">x.5;</text:p>
        </text:list-item>
        <text:list-item>
          <text:p text:style-name="P511">var_test;</text:p>
        </text:list-item>
        <text:list-item>
          <text:p text:style-name="P512">x+5lll;</text:p>
        </text:list-item>
        <text:list-item>
          <text:p text:style-name="P513">DO WHILE(4&gt;=1) x=4; y=x*6; DO WHILE(1&lt;3) 1+1; LOOP ENDDO; ENDDO;</text:p>
        </text:list-item>
        <text:list-item>
          <text:p text:style-name="P514">LOOP;</text:p>
        </text:list-item>
        <text:list-item>
          <text:p text:style-name="P515">EXIT;</text:p>
        </text:list-item>
        <text:list-item>
          <text:p text:style-name="P516">DO WHILE(CHECK&lt;1) ENDDO;</text:p>
        </text:list-item>
        <text:list-item>
          <text:p text:style-name="P517">DOWHILE;</text:p>
        </text:list-item>
        <text:list-item>
          <text:p text:style-name="P518">DO WHILE</text:p>
        </text:list-item>
        <text:list-item>
          <text:p text:style-name="P519">DO WHILE(x&lt;5) 1+4; LOOP ENDDO;</text:p>
        </text:list-item>
        <text:list-item>
          <text:p text:style-name="P520">DO WHILE(x&gt;5 AND y&lt;=3) x=3; y=3; EXIT<text:s/>ENDDO;</text:p>
        </text:list-item>
        <text:list-item>
          <text:p text:style-name="P521">DO WHILE(x&gt;5 OR y&lt;=3) x=3; y=4; EXIT ENDDO;</text:p>
        </text:list-item>
        <text:list-item>
          <text:p text:style-name="P522">DO WHILE(3&gt;5 &gt; y&lt;=3) 5+5; EXIT ENDDO;</text:p>
        </text:list-item>
        <text:list-item>
          <text:p text:style-name="P523">DO WHILE(1&gt;6 AND y&lt;=6) x=3; y=4; EXIT ENDDO;</text:p>
        </text:list-item>
        <text:list-item>
          <text:p text:style-name="P524">DO WHILE(y!=3) x=3; y=4; EXIT ENDDO;</text:p>
        </text:list-item>
        <text:list-item>
          <text:p text:style-name="P525">DO WHILE(x&gt;5 AND y&lt;=3) x=3; y=4; EXIT ENDDO;</text:p>
        </text:list-item>
        <text:list-item>
          <text:p text:style-name="P526">DO WHILE(x&gt;5 AND y&lt;=3) EXIT 1+1; ENDDO;</text:p>
        </text:list-item>
        <text:list-item>
          <text:p text:style-name="P527">DO WHILE(x&gt;5 AND y&lt;=3 AND z!=3) 1+1; ENDDO;</text:p>
        </text:list-item>
        <text:list-item>
          <text:p text:style-name="P528">DO WHILE(x&gt;5 OR y&lt;=3 OR z!=3) LOOP ENDDO;</text:p>
        </text:list-item>
        <text:list-item>
          <text:p text:style-name="P529">DO WHILE(x&gt;5 AND y&lt;=3 OR z!=3) EXIT ENDDO;</text:p>
        </text:list-item>
        <text:list-item>
          <text:p text:style-name="P530">DO WHILE(1&gt;5) 1+1 ENDDO;</text:p>
        </text:list-item>
        <text:list-item>
          <text:p text:style-name="P531">DO WHILE(1&gt;5) 1+1 ENDDO</text:p>
        </text:list-item>
        <text:list-item>
          <text:p text:style-name="P532">DO WHILE(1&gt;3) DO WHILE(1&gt;5 AND x&gt;3) 1+1; LOOP ENDDO; ENDDO;</text:p>
        </text:list-item>
        <text:list-item>
          <text:p text:style-name="P533">DO<text:s/>WHILE(2&gt;5) DO WHILE(1&gt;5 AND x&gt;3) 1+1; LOOP; ENDDO; ENDDO;</text:p>
        </text:list-item>
        <text:list-item>
          <text:p text:style-name="P534">DO WHILE(x&gt;1) DO WHILE(2&gt;3 AND x&gt;3) DO WHILE(x&gt;3) 1+1; ENDDO; LOOP; ENDDO; ENDDO;</text:p>
        </text:list-item>
        <text:list-item>
          <text:p text:style-name="P535">DO WHILE ENDDO;</text:p>
        </text:list-item>
        <text:list-item>
          <text:p text:style-name="P536">DO WHILE ; ENDDO;</text:p>
        </text:list-item>
        <text:list-item>
          <text:p text:style-name="P537">DO WHILE ENDDO</text:p>
        </text:list-item>
        <text:list-item>
          <text:p text:style-name="P538">DO &lt;&gt; ENDDO;</text:p>
        </text:list-item>
        <text:list-item>
          <text:p text:style-name="P539">1/0;</text:p>
        </text:list-item>
        <text:list-item>
          <text:p text:style-name="P540">1/0</text:p>
        </text:list-item>
        <text:list-item>
          <text:p text:style-name="P541">4+4;</text:p>
        </text:list-item>
        <text:list-item>
          <text:p text:style-name="P542">4.5;</text:p>
        </text:list-item>
        <text:list-item>
          <text:p text:style-name="P543">4&lt;.5</text:p>
        </text:list-item>
        <text:list-item>
          <text:p text:style-name="P544">3**;</text:p>
        </text:list-item>
        <text:list-item>
          <text:p text:style-name="P545">DO WHILE(x&gt;Z) DO WHILE(Z&gt;1 AND x&gt;3) DO WHILE(x&gt;3) 1+1; ENDDO; LOOP; ENDDO; ENDDO;</text:p>
        </text:list-item>
        <text:list-item>
          <text:p text:style-name="P546">DO WHILE(1&gt;0) 1/0; ENDDO;</text:p>
        </text:list-item>
        <text:list-item>
          <text:p text:style-name="P547">DO WHHILE(3&gt;0) 1+1; ENDDO;</text:p>
        </text:list-item>
        <text:list-item>
          <text:p text:style-name="P548">DO WHILE(x&gt;1) ENDDO;</text:p>
        </text:list-item>
        <text:list-item>
          <text:p text:style-name="P549">1&gt;5;</text:p>
        </text:list-item>
        <text:list-item>
          <text:p text:style-name="P550">1&lt;3;</text:p>
        </text:list-item>
        <text:list-item>
          <text:p text:style-name="P551">1&gt;2</text:p>
        </text:list-item>
        <text:list-item>
          <text:p text:style-name="P552">DO WHILE(5&gt;1) END DO;</text:p>
        </text:list-item>
        <text:list-item>
          <text:p text:style-name="P553">DO WHILE(5&gt;1) END DO;</text:p>
        </text:list-item>
        <text:list-item>
          <text:p text:style-name="P554">DO WHILE(1&gt;0 AND 5+5&gt;15 OR 1+1&lt;=3) ENDDO;</text:p>
        </text:list-item>
        <text:list-item>
          <text:p text:style-name="P555">DO WHILE;</text:p>
        </text:list-item>
        <text:list-item>
          <text:p text:style-name="P556">ENDDO;</text:p>
        </text:list-item>
        <text:list-item>
          <text:p text:style-name="P557">LOOP;</text:p>
        </text:list-item>
        <text:list-item>
          <text:p text:style-name="P558">EXIT;</text:p>
        </text:list-item>
        <text:list-item>
          <text:p text:style-name="P559">DO WHILE(1&gt;3) EXIT ENDDO;</text:p>
        </text:list-item>
        <text:list-item>
          <text:p text:style-name="P560">DO WHILE(2&lt;1) EXIT ENDDO;</text:p>
        </text:list-item>
        <text:list-item>
          <text:p text:style-name="P561">1+1</text:p>
        </text:list-item>
        <text:list-item>
          <text:p text:style-name="P562">;</text:p>
        </text:list-item>
        <text:list-item>
          <text:p text:style-name="P563">1+3;</text:p>
        </text:list-item>
        <text:list-item>
          <text:p text:style-name="P564">DO WHILE(NOT z) EXIT ENDDO;</text:p>
        </text:list-item>
        <text:list-item>
          <text:p text:style-name="P565">DO WHILE(x&lt;y) 1+4; LOOP ENDDO;</text:p>
        </text:list-item>
        <text:list-item>
          <text:p text:style-name="P566">DO WHILE(x&gt;1 AND y&lt;=3) x=3;EXIT ENDDO;</text:p>
        </text:list-item>
        <text:list-item>
          <text:p text:style-name="P567">DO WHILE(x&gt;3 OR y&lt;=3) <text:s/>y=4; EXIT ENDDO;</text:p>
        </text:list-item>
        <text:list-item>
          <text:p text:style-name="P568">DO WHILE(x&gt;5 OR y&lt;=3) x=3; y=4; EXIT<text:s/>ENDDO;</text:p>
        </text:list-item>
        <text:list-item>
          <text:p text:style-name="P569">DO WHILE(x&gt;5 OR y&lt;=3) EXIT 1+1; ENDDO;</text:p>
        </text:list-item>
        <text:list-item>
          <text:p text:style-name="P570">DO WHILE(x&gt;y AND y&lt;=3 AND z!=2) 1+1; ENDDO;</text:p>
        </text:list-item>
        <text:list-item>
          <text:p text:style-name="P571">DO WHILE(x&gt;5 OR y&lt;=3 OR z!=3) LOOP ENDDO;</text:p>
        </text:list-item>
        <text:list-item>
          <text:p text:style-name="P572">DO WHILE(3&gt;2 &gt; y&lt;3) 5+5; <text:s/>ENDDO;</text:p>
        </text:list-item>
        <text:list-item>
          <text:p text:style-name="P573">DO WHILE(1&gt;6 OR y&lt;=6) x=3; y=4; EXIT ENDDO;</text:p>
        </text:list-item>
        <text:list-item>
          <text:p text:style-name="P574">DO WHILE(y!=3) x=3; y=4; EXIT ENDDO;</text:p>
        </text:list-item>
        <text:list-item>
          <text:p text:style-name="P575">DO WHILE(x&gt;5 AND y&lt;=3 OR z!=3) EXIT ENDDO;</text:p>
        </text:list-item>
        <text:list-item>
          <text:p text:style-name="P576">DO WHILE(2&gt;5) DO WHILE(1&gt;5 OR x&gt;3) 1+1; LOOP; ENDDO; ENDDO;</text:p>
        </text:list-item>
        <text:list-item>
          <text:p text:style-name="P577">DO WHILE(x&gt;1) DO WHILE(2&gt;3 OR x&gt;3) DO WHILE(x&gt;y) 1+3; ENDDO; EXIT; ENDDO; ENDDO;</text:p>
        </text:list-item>
        <text:list-item>
          <text:p text:style-name="P578">1=;2;</text:p>
        </text:list-item>
        <text:list-item>
          <text:p text:style-name="P579">1+3*4;</text:p>
        </text:list-item>
        <text:list-item>
          <text:p text:style-name="P580">1+1</text:p>
        </text:list-item>
        <text:list-item>
          <text:p text:style-name="P581">1+1;</text:p>
        </text:list-item>
        <text:list-item>
          <text:p text:style-name="P582">X=1+3*4/0;</text:p>
        </text:list-item>
        <text:list-item>
          <text:p text:style-name="P583">DO WHILE(x&lt;Z) 1+3; EXIT ENDDO;</text:p>
        </text:list-item>
        <text:list-item>
          <text:p text:style-name="P584">DO WHILE(NOT y&lt;=3)<text:s/>X=3;EXIT ENDDO;</text:p>
        </text:list-item>
        <text:list-item>
          <text:p text:style-name="P585">DO WHILE(x&gt;3 AND y&lt;=3) <text:s/>y=4; LOOP ENDDO;</text:p>
        </text:list-item>
        <text:list-item>
          <text:p text:style-name="P586">DO WHILE(x&gt;5 OR y&lt;=3 AND 1+1*2&gt;5) y=4; LOOP; ENDDO;</text:p>
        </text:list-item>
        <text:list-item>
          <text:p text:style-name="P587">DO WHILE(x&gt;5 OR y&lt;=3) EXIT 1+1; ENDDO;</text:p>
        </text:list-item>
        <text:list-item>
          <text:p text:style-name="P588">1.//2;</text:p>
        </text:list-item>
        <text:list-item>
          <text:p text:style-name="P589">DO WHILE(x&lt;+y) 1+1; EXIT LOOP ENDDO;</text:p>
        </text:list-item>
        <text:list-item>
          <text:p text:style-name="P590">DO WHILE(x&gt;1 AND y&lt;=3) x=3;LOOOP ENDDO</text:p>
        </text:list-item>
        <text:list-item>
          <text:p text:style-name="P591">DO<text:s/>WHILE(y&lt;=3) <text:s/>1+1; EXIT ENDDO;</text:p>
        </text:list-item>
        <text:list-item>
          <text:p text:style-name="P592">DO WHILE(x&gt;5 AND y&lt;=3) x=3; y=4; LOOP ENDDO;</text:p>
        </text:list-item>
        <text:list-item>
          <text:p text:style-name="P593">DO WHILE(x=&gt;5 AND X&lt;=1) EXIT 1+1; ENDDO;</text:p>
        </text:list-item>
      </text:list>
      <text:p text:style-name="P594"/>
      <text:p text:style-name="P595"/>
      <text:h text:style-name="P596" text:outline-level="1"><text:bookmark-start text:name="_Toc90395122"/><text:span text:style-name="T597">Вывод</text:span><text:span text:style-name="T598"><text:s/></text:span><text:span text:style-name="T599">тестового</text:span><text:span text:style-name="T600"><text:s/></text:span><text:span text:style-name="T601">файла</text:span><text:bookmark-end text:name="_Toc90395122"/></text:h>
      <text:p text:style-name="P602"/>
      <text:p text:style-name="P603">IDENTIFIER = x</text:p>
      <text:p text:style-name="P604">EQUAL</text:p>
      <text:p text:style-name="P605">SEMICOLON</text:p>
      <text:p text:style-name="P606">IDENTIFIER = y</text:p>
      <text:p text:style-name="P607">SEMICOLON</text:p>
      <text:soft-page-break/>
      <text:p text:style-name="P608">На 2 строке 2 столбце обнаружена ошибка: Данной переменной не существует</text:p>
      <text:p text:style-name="P609"><text:span text:style-name="T610">Вычисленное</text:span><text:span text:style-name="T611"><text:s/></text:span><text:span text:style-name="T612">выражение</text:span><text:span text:style-name="T613">: 1955313120</text:span></text:p>
      <text:p text:style-name="P614">IDENTIFIER = y</text:p>
      <text:p text:style-name="P615">EQUAL</text:p>
      <text:p text:style-name="P616">SEMICOLON</text:p>
      <text:p text:style-name="P617">IDENTIFIER = y</text:p>
      <text:p text:style-name="P618">SEMICOLON</text:p>
      <text:p text:style-name="P619">Переменная y имеет значение 1</text:p>
      <text:p text:style-name="P620">Вычисленное выражение: 1</text:p>
      <text:p text:style-name="P621">PLUS</text:p>
      <text:p text:style-name="P622">SEMICOLON</text:p>
      <text:p text:style-name="P623">Вычисленное выражение: 3</text:p>
      <text:p text:style-name="P624">DIVIDE</text:p>
      <text:p text:style-name="P625">SEMICOLON</text:p>
      <text:p text:style-name="P626"><text:span text:style-name="T627">Вычисленное</text:span><text:span text:style-name="T628"><text:s/></text:span><text:span text:style-name="T629">выражение</text:span><text:span text:style-name="T630">: 2</text:span></text:p>
      <text:p text:style-name="P631">MULTIPLY</text:p>
      <text:p text:style-name="P632">SEMICOLON</text:p>
      <text:p text:style-name="P633">Вычисленное выражение: 12</text:p>
      <text:p text:style-name="P634">MINUS</text:p>
      <text:p text:style-name="P635">SEMICOLON</text:p>
      <text:p text:style-name="P636">Вычисленное выражение: 2</text:p>
      <text:p text:style-name="P637">MULTIPLY</text:p>
      <text:p text:style-name="P638">PLUS</text:p>
      <text:p text:style-name="P639">DIVIDE</text:p>
      <text:p text:style-name="P640">MINUS</text:p>
      <text:p text:style-name="P641">MULTIPLY</text:p>
      <text:p text:style-name="P642">SEMICOLON</text:p>
      <text:p text:style-name="P643"><text:span text:style-name="T644">Вычисленное</text:span><text:span text:style-name="T645"><text:s/></text:span><text:span text:style-name="T646">выражение</text:span><text:span text:style-name="T647">: 7</text:span></text:p>
      <text:p text:style-name="P648">MINUS</text:p>
      <text:p text:style-name="P649">LPAREN</text:p>
      <text:p text:style-name="P650">PLUS</text:p>
      <text:p text:style-name="P651">RPAREN</text:p>
      <text:p text:style-name="P652">SEMICOLON</text:p>
      <text:p text:style-name="P653">Вычисленное выражение: -5</text:p>
      <text:p text:style-name="P654">PLUS</text:p>
      <text:p text:style-name="P655">MULTIPLY</text:p>
      <text:p text:style-name="P656">SEMICOLON</text:p>
      <text:p text:style-name="P657">Вычисленное выражение: 14</text:p>
      <text:p text:style-name="P658">MULTIPLY</text:p>
      <text:p text:style-name="P659">LPAREN</text:p>
      <text:p text:style-name="P660">MINUS</text:p>
      <text:p text:style-name="P661">RPAREN</text:p>
      <text:p text:style-name="P662">SEMICOLON</text:p>
      <text:p text:style-name="P663"><text:span text:style-name="T664">Вычисленное</text:span><text:span text:style-name="T665"><text:s/></text:span><text:span text:style-name="T666">выражение</text:span><text:span text:style-name="T667">: 8</text:span></text:p>
      <text:p text:style-name="P668">IDENTIFIER = z</text:p>
      <text:p text:style-name="P669">EQUAL</text:p>
      <text:p text:style-name="P670">MULTIPLY</text:p>
      <text:soft-page-break/>
      <text:p text:style-name="P671">LPAREN</text:p>
      <text:p text:style-name="P672">MINUS</text:p>
      <text:p text:style-name="P673">RPAREN</text:p>
      <text:p text:style-name="P674">PLUS</text:p>
      <text:p text:style-name="P675">MULTIPLY</text:p>
      <text:p text:style-name="P676">MINUS</text:p>
      <text:p text:style-name="P677">SEMICOLON</text:p>
      <text:p text:style-name="P678">DO WHILE</text:p>
      <text:p text:style-name="P679">LPAREN</text:p>
      <text:p text:style-name="P680">LESS</text:p>
      <text:p text:style-name="P681">RPAREN</text:p>
      <text:p text:style-name="P682">Выражение слева: 1</text:p>
      <text:p text:style-name="P683">Выражение справа: 5</text:p>
      <text:p text:style-name="P684">PLUS</text:p>
      <text:p text:style-name="P685">SEMICOLON</text:p>
      <text:p text:style-name="P686"><text:span text:style-name="T687">Вычисленное</text:span><text:span text:style-name="T688"><text:s/></text:span><text:span text:style-name="T689">выражение</text:span><text:span text:style-name="T690">: 10</text:span></text:p>
      <text:p text:style-name="P691">ENDDO</text:p>
      <text:p text:style-name="P692">SEMICOLON</text:p>
      <text:p text:style-name="P693">DO WHILE</text:p>
      <text:p text:style-name="P694">LPAREN</text:p>
      <text:p text:style-name="P695">IDENTIFIER = x</text:p>
      <text:p text:style-name="P696"><text:span text:style-name="T697">Переменная</text:span><text:span text:style-name="T698"><text:s/>x<text:s/></text:span><text:span text:style-name="T699">имеет</text:span><text:span text:style-name="T700"><text:s/></text:span><text:span text:style-name="T701">значение</text:span><text:span text:style-name="T702"><text:s/>4</text:span></text:p>
      <text:p text:style-name="P703">LEQ</text:p>
      <text:p text:style-name="P704">RPAREN</text:p>
      <text:p text:style-name="P705">Выражение слева: 4</text:p>
      <text:p text:style-name="P706">Выражение справа: 5</text:p>
      <text:p text:style-name="P707">ENDDO</text:p>
      <text:p text:style-name="P708">SEMICOLON</text:p>
      <text:p text:style-name="P709">DO WHILE</text:p>
      <text:p text:style-name="P710">LPAREN</text:p>
      <text:p text:style-name="P711">IDENTIFIER = x</text:p>
      <text:p text:style-name="P712"><text:span text:style-name="T713">Переменная</text:span><text:span text:style-name="T714"><text:s/>x<text:s/></text:span><text:span text:style-name="T715">имеет</text:span><text:span text:style-name="T716"><text:s/></text:span><text:span text:style-name="T717">значение</text:span><text:span text:style-name="T718"><text:s/>4</text:span></text:p>
      <text:p text:style-name="P719">LESS</text:p>
      <text:p text:style-name="P720">RPAREN</text:p>
      <text:p text:style-name="P721">Выражение слева: 4</text:p>
      <text:p text:style-name="P722">Выражение справа: 5</text:p>
      <text:p text:style-name="P723">DO WHILE</text:p>
      <text:p text:style-name="P724">LPAREN</text:p>
      <text:p text:style-name="P725">GREATER</text:p>
      <text:p text:style-name="P726">RPAREN</text:p>
      <text:p text:style-name="P727"><text:span text:style-name="T728">Выражение</text:span><text:span text:style-name="T729"><text:s/></text:span><text:span text:style-name="T730">слева</text:span><text:span text:style-name="T731">: 1</text:span></text:p>
      <text:p text:style-name="P732">Выражение справа: 5</text:p>
      <text:p text:style-name="P733">PLUS</text:p>
      <text:p text:style-name="P734">SEMICOLON</text:p>
      <text:p text:style-name="P735">Вычисленное выражение: 2</text:p>
      <text:p text:style-name="P736">PLUS</text:p>
      <text:p text:style-name="P737">SEMICOLON</text:p>
      <text:soft-page-break/>
      <text:p text:style-name="P738"><text:span text:style-name="T739">Вычисленное</text:span><text:span text:style-name="T740"><text:s/></text:span><text:span text:style-name="T741">выражение</text:span><text:span text:style-name="T742">: 3</text:span></text:p>
      <text:p text:style-name="P743">ENDDO</text:p>
      <text:p text:style-name="P744">SEMICOLON</text:p>
      <text:p text:style-name="P745">ENDDO</text:p>
      <text:p text:style-name="P746">SEMICOLON</text:p>
      <text:p text:style-name="P747">DIVIDE</text:p>
      <text:p text:style-name="P748">На 17 строке 3 столбце обнаружена ошибка: Деление на ноль</text:p>
      <text:p text:style-name="P749">SEMICOLON</text:p>
      <text:p text:style-name="P750"><text:span text:style-name="T751">Вычисленное</text:span><text:span text:style-name="T752"><text:s/></text:span><text:span text:style-name="T753">выражение</text:span><text:span text:style-name="T754">: 0</text:span></text:p>
      <text:p text:style-name="P755">IDENTIFIER = x</text:p>
      <text:p text:style-name="P756">.SEMICOLON</text:p>
      <text:p text:style-name="P757">На 18 строке 3 столбце обнаружена ошибка: Ошибка в присвоении значения переменной</text:p>
      <text:p text:style-name="P758">IDENTIFIER = var</text:p>
      <text:p text:style-name="P759">_IDENTIFIER = test</text:p>
      <text:p text:style-name="P760">На 19 строке 7 столбце обнаружена ошибка: Данной переменной не существует</text:p>
      <text:p text:style-name="P761">SEMICOLON</text:p>
      <text:p text:style-name="P762">На 19 строке 8 столбце обнаружена ошибка: Ошибка в присвоении значения переменной</text:p>
      <text:p text:style-name="P763">IDENTIFIER = x</text:p>
      <text:p text:style-name="P764">PLUS</text:p>
      <text:p text:style-name="P765">Переменная x имеет значение 4</text:p>
      <text:p text:style-name="P766">IDENTIFIER = lll</text:p>
      <text:p text:style-name="P767">SEMICOLON</text:p>
      <text:p text:style-name="P768">На 20 строке 7 столбце обнаружена ошибка: Неправильная команда</text:p>
      <text:p text:style-name="P769">DO WHILE</text:p>
      <text:p text:style-name="P770">LPAREN</text:p>
      <text:p text:style-name="P771">GEQ</text:p>
      <text:p text:style-name="P772">RPAREN</text:p>
      <text:p text:style-name="P773"><text:span text:style-name="T774">Выражение</text:span><text:span text:style-name="T775"><text:s/></text:span><text:span text:style-name="T776">слева</text:span><text:span text:style-name="T777">: 4</text:span></text:p>
      <text:p text:style-name="P778"><text:span text:style-name="T779">Выражение</text:span><text:span text:style-name="T780"><text:s/></text:span><text:span text:style-name="T781">справа</text:span><text:span text:style-name="T782">: 1</text:span></text:p>
      <text:p text:style-name="P783">IDENTIFIER = x</text:p>
      <text:p text:style-name="P784">EQUAL</text:p>
      <text:p text:style-name="P785">SEMICOLON</text:p>
      <text:p text:style-name="P786">IDENTIFIER = y</text:p>
      <text:p text:style-name="P787">EQUAL</text:p>
      <text:p text:style-name="P788">IDENTIFIER = x</text:p>
      <text:p text:style-name="P789"><text:span text:style-name="T790">Переменная</text:span><text:span text:style-name="T791"><text:s/>x<text:s/></text:span><text:span text:style-name="T792">имеет</text:span><text:span text:style-name="T793"><text:s/></text:span><text:span text:style-name="T794">значение</text:span><text:span text:style-name="T795"><text:s/>4</text:span></text:p>
      <text:p text:style-name="P796">MULTIPLY</text:p>
      <text:p text:style-name="P797">SEMICOLON</text:p>
      <text:p text:style-name="P798">DO WHILE</text:p>
      <text:p text:style-name="P799">LPAREN</text:p>
      <text:p text:style-name="P800">LESS</text:p>
      <text:p text:style-name="P801">RPAREN</text:p>
      <text:p text:style-name="P802">Выражение слева: 1</text:p>
      <text:p text:style-name="P803">Выражение справа: 3</text:p>
      <text:p text:style-name="P804">PLUS</text:p>
      <text:soft-page-break/>
      <text:p text:style-name="P805">SEMICOLON</text:p>
      <text:p text:style-name="P806">Вычисленное выражение: 2</text:p>
      <text:p text:style-name="P807">LOOP</text:p>
      <text:p text:style-name="P808">ENDDO</text:p>
      <text:p text:style-name="P809">SEMICOLON</text:p>
      <text:p text:style-name="P810">ENDDO</text:p>
      <text:p text:style-name="P811">SEMICOLON</text:p>
      <text:p text:style-name="P812">LOOP</text:p>
      <text:p text:style-name="P813">SEMICOLON</text:p>
      <text:p text:style-name="P814">На 22 строке 5 столбце обнаружена ошибка: LOOP вне DO WHILE</text:p>
      <text:p text:style-name="P815">EXIT</text:p>
      <text:p text:style-name="P816">SEMICOLON</text:p>
      <text:p text:style-name="P817">На 23 строке 5 столбце обнаружена ошибка: EXIT вне DO WHILE</text:p>
      <text:p text:style-name="P818">DO WHILE</text:p>
      <text:p text:style-name="P819">LPAREN</text:p>
      <text:p text:style-name="P820">IDENTIFIER = CHECK</text:p>
      <text:p text:style-name="P821">На 24 строке 14 столбце обнаружена ошибка: Данной переменной не существует</text:p>
      <text:p text:style-name="P822">LESS</text:p>
      <text:p text:style-name="P823">RPAREN</text:p>
      <text:p text:style-name="P824">Выражение слева: 1955313568</text:p>
      <text:p text:style-name="P825">Выражение справа: 1</text:p>
      <text:p text:style-name="P826">ENDDO</text:p>
      <text:p text:style-name="P827">SEMICOLON</text:p>
      <text:p text:style-name="P828">IDENTIFIER = DOWHILE</text:p>
      <text:p text:style-name="P829">SEMICOLON</text:p>
      <text:p text:style-name="P830">На 25 строке 8 столбце обнаружена ошибка: Данной переменной не существует</text:p>
      <text:p text:style-name="P831"><text:span text:style-name="T832">Вычисленное</text:span><text:span text:style-name="T833"><text:s/></text:span><text:span text:style-name="T834">выражение</text:span><text:span text:style-name="T835">: 1955313600</text:span></text:p>
      <text:p text:style-name="P836">DO WHILE</text:p>
      <text:p text:style-name="P837">DO WHILE</text:p>
      <text:p text:style-name="P838">LPAREN</text:p>
      <text:p text:style-name="P839">IDENTIFIER = x</text:p>
      <text:p text:style-name="P840">LESS</text:p>
      <text:p text:style-name="P841">RPAREN</text:p>
      <text:p text:style-name="P842">PLUS</text:p>
      <text:p text:style-name="P843">SEMICOLON</text:p>
      <text:p text:style-name="P844">На 27 строке 18 столбце обнаружена ошибка: Неправильная команда</text:p>
      <text:p text:style-name="P845">LOOP</text:p>
      <text:p text:style-name="P846">ENDDO</text:p>
      <text:p text:style-name="P847">SEMICOLON</text:p>
      <text:p text:style-name="P848">На 27 строке 30 столбце обнаружена ошибка: Неправильная команда</text:p>
      <text:p text:style-name="P849">DO WHILE</text:p>
      <text:p text:style-name="P850">LPAREN</text:p>
      <text:p text:style-name="P851">IDENTIFIER = x</text:p>
      <text:p text:style-name="P852"><text:span text:style-name="T853">Переменная</text:span><text:span text:style-name="T854"><text:s/>x<text:s/></text:span><text:span text:style-name="T855">имеет</text:span><text:span text:style-name="T856"><text:s/></text:span><text:span text:style-name="T857">значение</text:span><text:span text:style-name="T858"><text:s/>4</text:span></text:p>
      <text:p text:style-name="P859">GREATER</text:p>
      <text:p text:style-name="P860">AND</text:p>
      <text:p text:style-name="P861">Выражение слева: 4</text:p>
      <text:soft-page-break/>
      <text:p text:style-name="P862">Выражение справа: 5</text:p>
      <text:p text:style-name="P863">IDENTIFIER = y</text:p>
      <text:p text:style-name="P864">Переменная y имеет значение 24</text:p>
      <text:p text:style-name="P865">LEQ</text:p>
      <text:p text:style-name="P866">RPAREN</text:p>
      <text:p text:style-name="P867">Выражение слева: 24</text:p>
      <text:p text:style-name="P868">Выражение справа: 3</text:p>
      <text:p text:style-name="P869">IDENTIFIER = x</text:p>
      <text:p text:style-name="P870">EQUAL</text:p>
      <text:p text:style-name="P871">SEMICOLON</text:p>
      <text:p text:style-name="P872">IDENTIFIER = y</text:p>
      <text:p text:style-name="P873">EQUAL</text:p>
      <text:p text:style-name="P874">SEMICOLON</text:p>
      <text:p text:style-name="P875">EXIT</text:p>
      <text:p text:style-name="P876">ENDDO</text:p>
      <text:p text:style-name="P877">SEMICOLON</text:p>
      <text:p text:style-name="P878">DO WHILE</text:p>
      <text:p text:style-name="P879">LPAREN</text:p>
      <text:p text:style-name="P880">IDENTIFIER = x</text:p>
      <text:p text:style-name="P881">Переменная x имеет значение 3</text:p>
      <text:p text:style-name="P882">GREATER</text:p>
      <text:p text:style-name="P883">OR</text:p>
      <text:p text:style-name="P884">Выражение слева: 3</text:p>
      <text:p text:style-name="P885">Выражение справа: 5</text:p>
      <text:p text:style-name="P886">IDENTIFIER = y</text:p>
      <text:p text:style-name="P887">Переменная y имеет значение 3</text:p>
      <text:p text:style-name="P888">LEQ</text:p>
      <text:p text:style-name="P889">RPAREN</text:p>
      <text:p text:style-name="P890">Выражение слева: 3</text:p>
      <text:p text:style-name="P891">Выражение справа: 3</text:p>
      <text:p text:style-name="P892">IDENTIFIER = x</text:p>
      <text:p text:style-name="P893">EQUAL</text:p>
      <text:p text:style-name="P894">SEMICOLON</text:p>
      <text:p text:style-name="P895">IDENTIFIER = y</text:p>
      <text:p text:style-name="P896">EQUAL</text:p>
      <text:p text:style-name="P897">SEMICOLON</text:p>
      <text:p text:style-name="P898">EXIT</text:p>
      <text:p text:style-name="P899">ENDDO</text:p>
      <text:p text:style-name="P900">SEMICOLON</text:p>
      <text:p text:style-name="P901">DO WHILE</text:p>
      <text:p text:style-name="P902">LPAREN</text:p>
      <text:p text:style-name="P903">GREATER</text:p>
      <text:p text:style-name="P904">GREATER</text:p>
      <text:p text:style-name="P905"><text:span text:style-name="T906">Выражение</text:span><text:span text:style-name="T907"><text:s/></text:span><text:span text:style-name="T908">слева</text:span><text:span text:style-name="T909">: 3</text:span></text:p>
      <text:p text:style-name="P910"><text:span text:style-name="T911">Выражение</text:span><text:span text:style-name="T912"><text:s/></text:span><text:span text:style-name="T913">справа</text:span><text:span text:style-name="T914">: 5</text:span></text:p>
      <text:p text:style-name="P915">IDENTIFIER = y</text:p>
      <text:p text:style-name="P916">LEQ</text:p>
      <text:soft-page-break/>
      <text:p text:style-name="P917">RPAREN</text:p>
      <text:p text:style-name="P918">PLUS</text:p>
      <text:p text:style-name="P919">SEMICOLON</text:p>
      <text:p text:style-name="P920">На 30 строке 25 столбце обнаружена ошибка: Неправильная команда</text:p>
      <text:p text:style-name="P921">EXIT</text:p>
      <text:p text:style-name="P922">ENDDO</text:p>
      <text:p text:style-name="P923">SEMICOLON</text:p>
      <text:p text:style-name="P924">На 30 строке 37 столбце обнаружена ошибка: Неправильная команда</text:p>
      <text:p text:style-name="P925">DO WHILE</text:p>
      <text:p text:style-name="P926">LPAREN</text:p>
      <text:p text:style-name="P927">GREATER</text:p>
      <text:p text:style-name="P928">AND</text:p>
      <text:p text:style-name="P929"><text:span text:style-name="T930">Выражение</text:span><text:span text:style-name="T931"><text:s/></text:span><text:span text:style-name="T932">слева</text:span><text:span text:style-name="T933">: 1</text:span></text:p>
      <text:p text:style-name="P934">Выражение справа: 6</text:p>
      <text:p text:style-name="P935">IDENTIFIER = y</text:p>
      <text:p text:style-name="P936">Переменная y имеет значение 4</text:p>
      <text:p text:style-name="P937">LEQ</text:p>
      <text:p text:style-name="P938">RPAREN</text:p>
      <text:p text:style-name="P939">Выражение слева: 4</text:p>
      <text:p text:style-name="P940">Выражение справа: 6</text:p>
      <text:p text:style-name="P941">IDENTIFIER = x</text:p>
      <text:p text:style-name="P942">EQUAL</text:p>
      <text:p text:style-name="P943">SEMICOLON</text:p>
      <text:p text:style-name="P944">IDENTIFIER = y</text:p>
      <text:p text:style-name="P945">EQUAL</text:p>
      <text:p text:style-name="P946">SEMICOLON</text:p>
      <text:p text:style-name="P947">EXIT</text:p>
      <text:p text:style-name="P948">ENDDO</text:p>
      <text:p text:style-name="P949">SEMICOLON</text:p>
      <text:p text:style-name="P950">DO WHILE</text:p>
      <text:p text:style-name="P951">LPAREN</text:p>
      <text:p text:style-name="P952">IDENTIFIER = y</text:p>
      <text:p text:style-name="P953">Переменная y имеет значение 4</text:p>
      <text:p text:style-name="P954">NEQ</text:p>
      <text:p text:style-name="P955">RPAREN</text:p>
      <text:p text:style-name="P956">Выражение слева: 4</text:p>
      <text:p text:style-name="P957">Выражение справа: 3</text:p>
      <text:p text:style-name="P958">IDENTIFIER = x</text:p>
      <text:p text:style-name="P959">EQUAL</text:p>
      <text:p text:style-name="P960">SEMICOLON</text:p>
      <text:p text:style-name="P961">IDENTIFIER = y</text:p>
      <text:p text:style-name="P962">EQUAL</text:p>
      <text:p text:style-name="P963">SEMICOLON</text:p>
      <text:p text:style-name="P964">EXIT</text:p>
      <text:p text:style-name="P965">ENDDO</text:p>
      <text:p text:style-name="P966">SEMICOLON</text:p>
      <text:p text:style-name="P967">DO WHILE</text:p>
      <text:soft-page-break/>
      <text:p text:style-name="P968">LPAREN</text:p>
      <text:p text:style-name="P969">IDENTIFIER = x</text:p>
      <text:p text:style-name="P970">Переменная x имеет значение 3</text:p>
      <text:p text:style-name="P971">GREATER</text:p>
      <text:p text:style-name="P972">AND</text:p>
      <text:p text:style-name="P973">Выражение слева: 3</text:p>
      <text:p text:style-name="P974">Выражение справа: 5</text:p>
      <text:p text:style-name="P975">IDENTIFIER = y</text:p>
      <text:p text:style-name="P976">Переменная y имеет значение 4</text:p>
      <text:p text:style-name="P977">LEQ</text:p>
      <text:p text:style-name="P978">RPAREN</text:p>
      <text:p text:style-name="P979">Выражение слева: 4</text:p>
      <text:p text:style-name="P980">Выражение справа: 3</text:p>
      <text:p text:style-name="P981">IDENTIFIER = x</text:p>
      <text:p text:style-name="P982">EQUAL</text:p>
      <text:p text:style-name="P983">SEMICOLON</text:p>
      <text:p text:style-name="P984">IDENTIFIER = y</text:p>
      <text:p text:style-name="P985">EQUAL</text:p>
      <text:p text:style-name="P986">SEMICOLON</text:p>
      <text:p text:style-name="P987">EXIT</text:p>
      <text:p text:style-name="P988">ENDDO</text:p>
      <text:p text:style-name="P989">SEMICOLON</text:p>
      <text:p text:style-name="P990">DO WHILE</text:p>
      <text:p text:style-name="P991">LPAREN</text:p>
      <text:p text:style-name="P992">IDENTIFIER = x</text:p>
      <text:p text:style-name="P993">Переменная x имеет значение 3</text:p>
      <text:p text:style-name="P994">GREATER</text:p>
      <text:p text:style-name="P995">AND</text:p>
      <text:p text:style-name="P996">Выражение слева: 3</text:p>
      <text:p text:style-name="P997">Выражение справа: 5</text:p>
      <text:p text:style-name="P998">IDENTIFIER = y</text:p>
      <text:p text:style-name="P999">Переменная y имеет значение 4</text:p>
      <text:p text:style-name="P1000">LEQ</text:p>
      <text:p text:style-name="P1001">RPAREN</text:p>
      <text:p text:style-name="P1002">Выражение слева: 4</text:p>
      <text:p text:style-name="P1003">Выражение справа: 3</text:p>
      <text:p text:style-name="P1004">EXIT</text:p>
      <text:p text:style-name="P1005">PLUS</text:p>
      <text:p text:style-name="P1006">SEMICOLON</text:p>
      <text:p text:style-name="P1007">На 34 строке 32 столбце обнаружена ошибка: Неправильная команда</text:p>
      <text:p text:style-name="P1008">ENDDO</text:p>
      <text:p text:style-name="P1009">SEMICOLON</text:p>
      <text:p text:style-name="P1010">DO WHILE</text:p>
      <text:p text:style-name="P1011">LPAREN</text:p>
      <text:p text:style-name="P1012">IDENTIFIER = x</text:p>
      <text:p text:style-name="P1013">Переменная x имеет значение 3</text:p>
      <text:p text:style-name="P1014">GREATER</text:p>
      <text:soft-page-break/>
      <text:p text:style-name="P1015">AND</text:p>
      <text:p text:style-name="P1016">Выражение слева: 3</text:p>
      <text:p text:style-name="P1017">Выражение справа: 5</text:p>
      <text:p text:style-name="P1018">IDENTIFIER = y</text:p>
      <text:p text:style-name="P1019">Переменная y имеет значение 4</text:p>
      <text:p text:style-name="P1020">LEQ</text:p>
      <text:p text:style-name="P1021">AND</text:p>
      <text:p text:style-name="P1022">Выражение слева: 4</text:p>
      <text:p text:style-name="P1023">Выражение справа: 3</text:p>
      <text:p text:style-name="P1024">IDENTIFIER = z</text:p>
      <text:p text:style-name="P1025">Переменная z имеет значение 50</text:p>
      <text:p text:style-name="P1026">NEQ</text:p>
      <text:p text:style-name="P1027">RPAREN</text:p>
      <text:p text:style-name="P1028">Выражение слева: 50</text:p>
      <text:p text:style-name="P1029">Выражение справа: 3</text:p>
      <text:p text:style-name="P1030">PLUS</text:p>
      <text:p text:style-name="P1031">SEMICOLON</text:p>
      <text:p text:style-name="P1032"><text:span text:style-name="T1033">Вычисленное</text:span><text:span text:style-name="T1034"><text:s/></text:span><text:span text:style-name="T1035">выражение</text:span><text:span text:style-name="T1036">: 2</text:span></text:p>
      <text:p text:style-name="P1037">ENDDO</text:p>
      <text:p text:style-name="P1038">SEMICOLON</text:p>
      <text:p text:style-name="P1039">DO WHILE</text:p>
      <text:p text:style-name="P1040">LPAREN</text:p>
      <text:p text:style-name="P1041">IDENTIFIER = x</text:p>
      <text:p text:style-name="P1042">Переменная x имеет значение 3</text:p>
      <text:p text:style-name="P1043">GREATER</text:p>
      <text:p text:style-name="P1044">OR</text:p>
      <text:p text:style-name="P1045">Выражение слева: 3</text:p>
      <text:p text:style-name="P1046">Выражение справа: 5</text:p>
      <text:p text:style-name="P1047">IDENTIFIER = y</text:p>
      <text:p text:style-name="P1048">Переменная y имеет значение 4</text:p>
      <text:p text:style-name="P1049">LEQ</text:p>
      <text:p text:style-name="P1050">OR</text:p>
      <text:p text:style-name="P1051">Выражение слева: 4</text:p>
      <text:p text:style-name="P1052">Выражение справа: 3</text:p>
      <text:p text:style-name="P1053">IDENTIFIER = z</text:p>
      <text:p text:style-name="P1054">Переменная z имеет значение 50</text:p>
      <text:p text:style-name="P1055">NEQ</text:p>
      <text:p text:style-name="P1056">RPAREN</text:p>
      <text:p text:style-name="P1057">Выражение слева: 50</text:p>
      <text:p text:style-name="P1058">Выражение справа: 3</text:p>
      <text:p text:style-name="P1059">LOOP</text:p>
      <text:p text:style-name="P1060">ENDDO</text:p>
      <text:p text:style-name="P1061">SEMICOLON</text:p>
      <text:p text:style-name="P1062">DO WHILE</text:p>
      <text:p text:style-name="P1063">LPAREN</text:p>
      <text:p text:style-name="P1064">IDENTIFIER = x</text:p>
      <text:p text:style-name="P1065">Переменная x имеет значение 3</text:p>
      <text:soft-page-break/>
      <text:p text:style-name="P1066">GREATER</text:p>
      <text:p text:style-name="P1067">AND</text:p>
      <text:p text:style-name="P1068">Выражение слева: 3</text:p>
      <text:p text:style-name="P1069">Выражение справа: 5</text:p>
      <text:p text:style-name="P1070">IDENTIFIER = y</text:p>
      <text:p text:style-name="P1071">Переменная y имеет значение 4</text:p>
      <text:p text:style-name="P1072">LEQ</text:p>
      <text:p text:style-name="P1073">OR</text:p>
      <text:p text:style-name="P1074">Выражение слева: 4</text:p>
      <text:p text:style-name="P1075">Выражение справа: 3</text:p>
      <text:p text:style-name="P1076">IDENTIFIER = z</text:p>
      <text:p text:style-name="P1077">Переменная z имеет значение 50</text:p>
      <text:p text:style-name="P1078">NEQ</text:p>
      <text:p text:style-name="P1079">RPAREN</text:p>
      <text:p text:style-name="P1080">Выражение слева: 50</text:p>
      <text:p text:style-name="P1081">Выражение справа: 3</text:p>
      <text:p text:style-name="P1082">EXIT</text:p>
      <text:p text:style-name="P1083">ENDDO</text:p>
      <text:p text:style-name="P1084">SEMICOLON</text:p>
      <text:p text:style-name="P1085">DO WHILE</text:p>
      <text:p text:style-name="P1086">LPAREN</text:p>
      <text:p text:style-name="P1087">GREATER</text:p>
      <text:p text:style-name="P1088">RPAREN</text:p>
      <text:p text:style-name="P1089">Выражение слева: 1</text:p>
      <text:p text:style-name="P1090">Выражение справа: 5</text:p>
      <text:p text:style-name="P1091">PLUS</text:p>
      <text:p text:style-name="P1092">ENDDO</text:p>
      <text:p text:style-name="P1093">SEMICOLON</text:p>
      <text:p text:style-name="P1094">На 38 строке 24 столбце обнаружена ошибка: Неправильная команда</text:p>
      <text:p text:style-name="P1095">DO WHILE</text:p>
      <text:p text:style-name="P1096">LPAREN</text:p>
      <text:p text:style-name="P1097">GREATER</text:p>
      <text:p text:style-name="P1098">RPAREN</text:p>
      <text:p text:style-name="P1099"><text:span text:style-name="T1100">Выражение</text:span><text:span text:style-name="T1101"><text:s/></text:span><text:span text:style-name="T1102">слева</text:span><text:span text:style-name="T1103">: 1</text:span></text:p>
      <text:p text:style-name="P1104"><text:span text:style-name="T1105">Выражение</text:span><text:span text:style-name="T1106"><text:s/></text:span><text:span text:style-name="T1107">справа</text:span><text:span text:style-name="T1108">: 5</text:span></text:p>
      <text:p text:style-name="P1109">PLUS</text:p>
      <text:p text:style-name="P1110">ENDDO</text:p>
      <text:p text:style-name="P1111">DO WHILE</text:p>
      <text:p text:style-name="P1112">LPAREN</text:p>
      <text:p text:style-name="P1113">GREATER</text:p>
      <text:p text:style-name="P1114">RPAREN</text:p>
      <text:p text:style-name="P1115">DO WHILE</text:p>
      <text:p text:style-name="P1116">LPAREN</text:p>
      <text:p text:style-name="P1117">GREATER</text:p>
      <text:p text:style-name="P1118">AND</text:p>
      <text:p text:style-name="P1119">IDENTIFIER = x</text:p>
      <text:p text:style-name="P1120">GREATER</text:p>
      <text:soft-page-break/>
      <text:p text:style-name="P1121">RPAREN</text:p>
      <text:p text:style-name="P1122">PLUS</text:p>
      <text:p text:style-name="P1123">SEMICOLON</text:p>
      <text:p text:style-name="P1124">На 40 строке 40 столбце обнаружена ошибка: Неправильная команда</text:p>
      <text:p text:style-name="P1125">LOOP</text:p>
      <text:p text:style-name="P1126">ENDDO</text:p>
      <text:p text:style-name="P1127">SEMICOLON</text:p>
      <text:p text:style-name="P1128">ENDDO</text:p>
      <text:p text:style-name="P1129">SEMICOLON</text:p>
      <text:p text:style-name="P1130">DO WHILE</text:p>
      <text:p text:style-name="P1131">LPAREN</text:p>
      <text:p text:style-name="P1132">GREATER</text:p>
      <text:p text:style-name="P1133">RPAREN</text:p>
      <text:p text:style-name="P1134"><text:span text:style-name="T1135">Выражение</text:span><text:span text:style-name="T1136"><text:s/></text:span><text:span text:style-name="T1137">слева</text:span><text:span text:style-name="T1138">: 2</text:span></text:p>
      <text:p text:style-name="P1139"><text:span text:style-name="T1140">Выражение</text:span><text:span text:style-name="T1141"><text:s/></text:span><text:span text:style-name="T1142">справа</text:span><text:span text:style-name="T1143">: 5</text:span></text:p>
      <text:p text:style-name="P1144">DO WHILE</text:p>
      <text:p text:style-name="P1145">LPAREN</text:p>
      <text:p text:style-name="P1146">GREATER</text:p>
      <text:p text:style-name="P1147">AND</text:p>
      <text:p text:style-name="P1148">Выражение слева: 1</text:p>
      <text:p text:style-name="P1149">Выражение справа: 5</text:p>
      <text:p text:style-name="P1150">IDENTIFIER = x</text:p>
      <text:p text:style-name="P1151">Переменная x имеет значение 3</text:p>
      <text:p text:style-name="P1152">GREATER</text:p>
      <text:p text:style-name="P1153">RPAREN</text:p>
      <text:p text:style-name="P1154">Выражение слева: 3</text:p>
      <text:p text:style-name="P1155">Выражение справа: 3</text:p>
      <text:p text:style-name="P1156">PLUS</text:p>
      <text:p text:style-name="P1157">SEMICOLON</text:p>
      <text:p text:style-name="P1158"><text:span text:style-name="T1159">Вычисленное</text:span><text:span text:style-name="T1160"><text:s/></text:span><text:span text:style-name="T1161">выражение</text:span><text:span text:style-name="T1162">: 2</text:span></text:p>
      <text:p text:style-name="P1163">LOOP</text:p>
      <text:p text:style-name="P1164">SEMICOLON</text:p>
      <text:p text:style-name="P1165">На 41 строке 46 столбце обнаружена ошибка: LOOP вне DO WHILE</text:p>
      <text:p text:style-name="P1166">ENDDO</text:p>
      <text:p text:style-name="P1167">SEMICOLON</text:p>
      <text:p text:style-name="P1168">ENDDO</text:p>
      <text:p text:style-name="P1169">SEMICOLON</text:p>
      <text:p text:style-name="P1170">DO WHILE</text:p>
      <text:p text:style-name="P1171">LPAREN</text:p>
      <text:p text:style-name="P1172">IDENTIFIER = x</text:p>
      <text:p text:style-name="P1173">Переменная x имеет значение 3</text:p>
      <text:p text:style-name="P1174">GREATER</text:p>
      <text:p text:style-name="P1175">RPAREN</text:p>
      <text:p text:style-name="P1176">Выражение слева: 3</text:p>
      <text:p text:style-name="P1177">Выражение справа: 1</text:p>
      <text:p text:style-name="P1178">DO WHILE</text:p>
      <text:p text:style-name="P1179">LPAREN</text:p>
      <text:soft-page-break/>
      <text:p text:style-name="P1180">GREATER</text:p>
      <text:p text:style-name="P1181">AND</text:p>
      <text:p text:style-name="P1182"><text:span text:style-name="T1183">Выражение</text:span><text:span text:style-name="T1184"><text:s/></text:span><text:span text:style-name="T1185">слева</text:span><text:span text:style-name="T1186">: 2</text:span></text:p>
      <text:p text:style-name="P1187">Выражение справа: 3</text:p>
      <text:p text:style-name="P1188">IDENTIFIER = x</text:p>
      <text:p text:style-name="P1189">Переменная x имеет значение 3</text:p>
      <text:p text:style-name="P1190">GREATER</text:p>
      <text:p text:style-name="P1191">RPAREN</text:p>
      <text:p text:style-name="P1192">Выражение слева: 3</text:p>
      <text:p text:style-name="P1193">Выражение справа: 3</text:p>
      <text:p text:style-name="P1194">DO WHILE</text:p>
      <text:p text:style-name="P1195">LPAREN</text:p>
      <text:p text:style-name="P1196">IDENTIFIER = x</text:p>
      <text:p text:style-name="P1197"><text:span text:style-name="T1198">Переменная</text:span><text:span text:style-name="T1199"><text:s/>x<text:s/></text:span><text:span text:style-name="T1200">имеет</text:span><text:span text:style-name="T1201"><text:s/></text:span><text:span text:style-name="T1202">значение</text:span><text:span text:style-name="T1203"><text:s/>3</text:span></text:p>
      <text:p text:style-name="P1204">GREATER</text:p>
      <text:p text:style-name="P1205">RPAREN</text:p>
      <text:p text:style-name="P1206">Выражение слева: 3</text:p>
      <text:p text:style-name="P1207">Выражение справа: 3</text:p>
      <text:p text:style-name="P1208">PLUS</text:p>
      <text:p text:style-name="P1209">SEMICOLON</text:p>
      <text:p text:style-name="P1210"><text:span text:style-name="T1211">Вычисленное</text:span><text:span text:style-name="T1212"><text:s/></text:span><text:span text:style-name="T1213">выражение</text:span><text:span text:style-name="T1214">: 2</text:span></text:p>
      <text:p text:style-name="P1215">ENDDO</text:p>
      <text:p text:style-name="P1216">SEMICOLON</text:p>
      <text:p text:style-name="P1217">LOOP</text:p>
      <text:p text:style-name="P1218">SEMICOLON</text:p>
      <text:p text:style-name="P1219"><text:span text:style-name="T1220">На</text:span><text:span text:style-name="T1221"><text:s/>42<text:s/></text:span><text:span text:style-name="T1222">строке</text:span><text:span text:style-name="T1223"><text:s/>67<text:s/></text:span><text:span text:style-name="T1224">столбце</text:span><text:span text:style-name="T1225"><text:s/></text:span><text:span text:style-name="T1226">обнаружена</text:span><text:span text:style-name="T1227"><text:s/></text:span><text:span text:style-name="T1228">ошибка</text:span><text:span text:style-name="T1229">: LOOP<text:s/></text:span><text:span text:style-name="T1230">вне</text:span><text:span text:style-name="T1231"><text:s/>DO WHILE</text:span></text:p>
      <text:p text:style-name="P1232">ENDDO</text:p>
      <text:p text:style-name="P1233">SEMICOLON</text:p>
      <text:p text:style-name="P1234">ENDDO</text:p>
      <text:p text:style-name="P1235">SEMICOLON</text:p>
      <text:p text:style-name="P1236">DO WHILE</text:p>
      <text:p text:style-name="P1237">ENDDO</text:p>
      <text:p text:style-name="P1238">SEMICOLON</text:p>
      <text:p text:style-name="P1239">На 43 строке 15 столбце обнаружена ошибка: Неправильная команда</text:p>
      <text:p text:style-name="P1240">DO WHILE</text:p>
      <text:p text:style-name="P1241">SEMICOLON</text:p>
      <text:p text:style-name="P1242">На 44 строке 10 столбце обнаружена ошибка: Неправильная команда</text:p>
      <text:p text:style-name="P1243">ENDDO</text:p>
      <text:p text:style-name="P1244">SEMICOLON</text:p>
      <text:p text:style-name="P1245">На 44 строке 17 столбце обнаружена ошибка: Неправильная команда</text:p>
      <text:p text:style-name="P1246">DO WHILE</text:p>
      <text:p text:style-name="P1247">ENDDO</text:p>
      <text:p text:style-name="P1248">IDENTIFIER = DO</text:p>
      <text:p text:style-name="P1249">NEQ</text:p>
      <text:p text:style-name="P1250">ENDDO</text:p>
      <text:p text:style-name="P1251">SEMICOLON</text:p>
      <text:p text:style-name="P1252">На 46 строке 12 столбце обнаружена ошибка: Неправильная команда</text:p>
      <text:soft-page-break/>
      <text:p text:style-name="P1253">DIVIDE</text:p>
      <text:p text:style-name="P1254">На 47 строке 3 столбце обнаружена ошибка: Деление на ноль</text:p>
      <text:p text:style-name="P1255">SEMICOLON</text:p>
      <text:p text:style-name="P1256">Вычисленное выражение: 0</text:p>
      <text:p text:style-name="P1257">DIVIDE</text:p>
      <text:p text:style-name="P1258">На 48 строке 3 столбце обнаружена ошибка: Деление на ноль</text:p>
      <text:p text:style-name="P1259">PLUS</text:p>
      <text:p text:style-name="P1260">SEMICOLON</text:p>
      <text:p text:style-name="P1261">На 49 строке 4 столбце обнаружена ошибка: Неправильная команда</text:p>
      <text:p text:style-name="P1262">.SEMICOLON</text:p>
      <text:p text:style-name="P1263">На 50 строке 3 столбце обнаружена ошибка: Неправильная команда</text:p>
      <text:p text:style-name="P1264">LESS</text:p>
      <text:p text:style-name="P1265">.MULTIPLY</text:p>
      <text:p text:style-name="P1266">MULTIPLY</text:p>
      <text:p text:style-name="P1267">SEMICOLON</text:p>
      <text:p text:style-name="P1268">На 52 строке 4 столбце обнаружена ошибка: Неправильная команда</text:p>
      <text:p text:style-name="P1269">DO WHILE</text:p>
      <text:p text:style-name="P1270">LPAREN</text:p>
      <text:p text:style-name="P1271">IDENTIFIER = x</text:p>
      <text:p text:style-name="P1272"><text:span text:style-name="T1273">Переменная</text:span><text:span text:style-name="T1274"><text:s/>x<text:s/></text:span><text:span text:style-name="T1275">имеет</text:span><text:span text:style-name="T1276"><text:s/></text:span><text:span text:style-name="T1277">значение</text:span><text:span text:style-name="T1278"><text:s/>3</text:span></text:p>
      <text:p text:style-name="P1279">GREATER</text:p>
      <text:p text:style-name="P1280">IDENTIFIER = Z</text:p>
      <text:p text:style-name="P1281">На 53 строке 12 столбце обнаружена ошибка: Данной переменной не существует</text:p>
      <text:p text:style-name="P1282">RPAREN</text:p>
      <text:p text:style-name="P1283">Выражение слева: 3</text:p>
      <text:p text:style-name="P1284">Выражение справа: 1955314848</text:p>
      <text:p text:style-name="P1285">DO WHILE</text:p>
      <text:p text:style-name="P1286">LPAREN</text:p>
      <text:p text:style-name="P1287">IDENTIFIER = Z</text:p>
      <text:p text:style-name="P1288">На 53 строке 24 столбце обнаружена ошибка: Данной переменной не существует</text:p>
      <text:p text:style-name="P1289">GREATER</text:p>
      <text:p text:style-name="P1290">AND</text:p>
      <text:p text:style-name="P1291">Выражение слева: 1955314880</text:p>
      <text:p text:style-name="P1292">Выражение справа: 1</text:p>
      <text:p text:style-name="P1293">IDENTIFIER = x</text:p>
      <text:p text:style-name="P1294">Переменная x имеет значение 3</text:p>
      <text:p text:style-name="P1295">GREATER</text:p>
      <text:p text:style-name="P1296">RPAREN</text:p>
      <text:p text:style-name="P1297">Выражение слева: 3</text:p>
      <text:p text:style-name="P1298">Выражение справа: 3</text:p>
      <text:p text:style-name="P1299">DO WHILE</text:p>
      <text:p text:style-name="P1300">LPAREN</text:p>
      <text:p text:style-name="P1301">IDENTIFIER = x</text:p>
      <text:p text:style-name="P1302"><text:span text:style-name="T1303">Переменная</text:span><text:span text:style-name="T1304"><text:s/>x<text:s/></text:span><text:span text:style-name="T1305">имеет</text:span><text:span text:style-name="T1306"><text:s/></text:span><text:span text:style-name="T1307">значение</text:span><text:span text:style-name="T1308"><text:s/>3</text:span></text:p>
      <text:p text:style-name="P1309">GREATER</text:p>
      <text:p text:style-name="P1310">RPAREN</text:p>
      <text:p text:style-name="P1311">Выражение слева: 3</text:p>
      <text:soft-page-break/>
      <text:p text:style-name="P1312">Выражение справа: 3</text:p>
      <text:p text:style-name="P1313">PLUS</text:p>
      <text:p text:style-name="P1314">SEMICOLON</text:p>
      <text:p text:style-name="P1315"><text:span text:style-name="T1316">Вычисленное</text:span><text:span text:style-name="T1317"><text:s/></text:span><text:span text:style-name="T1318">выражение</text:span><text:span text:style-name="T1319">: 2</text:span></text:p>
      <text:p text:style-name="P1320">ENDDO</text:p>
      <text:p text:style-name="P1321">SEMICOLON</text:p>
      <text:p text:style-name="P1322">LOOP</text:p>
      <text:p text:style-name="P1323">SEMICOLON</text:p>
      <text:p text:style-name="P1324"><text:span text:style-name="T1325">На</text:span><text:span text:style-name="T1326"><text:s/>53<text:s/></text:span><text:span text:style-name="T1327">строке</text:span><text:span text:style-name="T1328"><text:s/>67<text:s/></text:span><text:span text:style-name="T1329">столбце</text:span><text:span text:style-name="T1330"><text:s/></text:span><text:span text:style-name="T1331">обнаружена</text:span><text:span text:style-name="T1332"><text:s/></text:span><text:span text:style-name="T1333">ошибка</text:span><text:span text:style-name="T1334">: LOOP<text:s/></text:span><text:span text:style-name="T1335">вне</text:span><text:span text:style-name="T1336"><text:s/>DO WHILE</text:span></text:p>
      <text:p text:style-name="P1337">ENDDO</text:p>
      <text:p text:style-name="P1338">SEMICOLON</text:p>
      <text:p text:style-name="P1339">ENDDO</text:p>
      <text:p text:style-name="P1340">SEMICOLON</text:p>
      <text:p text:style-name="P1341">DO WHILE</text:p>
      <text:p text:style-name="P1342">LPAREN</text:p>
      <text:p text:style-name="P1343">GREATER</text:p>
      <text:p text:style-name="P1344">RPAREN</text:p>
      <text:p text:style-name="P1345"><text:span text:style-name="T1346">Выражение</text:span><text:span text:style-name="T1347"><text:s/></text:span><text:span text:style-name="T1348">слева</text:span><text:span text:style-name="T1349">: 1</text:span></text:p>
      <text:p text:style-name="P1350">Выражение справа: 0</text:p>
      <text:p text:style-name="P1351">DIVIDE</text:p>
      <text:p text:style-name="P1352">На 54 строке 17 столбце обнаружена ошибка: Деление на ноль</text:p>
      <text:p text:style-name="P1353">SEMICOLON</text:p>
      <text:p text:style-name="P1354"><text:span text:style-name="T1355">Вычисленное</text:span><text:span text:style-name="T1356"><text:s/></text:span><text:span text:style-name="T1357">выражение</text:span><text:span text:style-name="T1358">: 0</text:span></text:p>
      <text:p text:style-name="P1359">ENDDO</text:p>
      <text:p text:style-name="P1360">SEMICOLON</text:p>
      <text:p text:style-name="P1361">IDENTIFIER = DO</text:p>
      <text:p text:style-name="P1362">IDENTIFIER = WHHILE</text:p>
      <text:p text:style-name="P1363">На 55 строке 9 столбце обнаружена ошибка: Данной переменной не существует</text:p>
      <text:p text:style-name="P1364">LPAREN</text:p>
      <text:p text:style-name="P1365">На 55 строке 10 столбце обнаружена ошибка: Ошибка в присвоении значения переменной</text:p>
      <text:p text:style-name="P1366">На 55 строке 10 столбце обнаружена ошибка: Пропущена точка с запятой</text:p>
      <text:p text:style-name="P1367">GREATER</text:p>
      <text:p text:style-name="P1368">RPAREN</text:p>
      <text:p text:style-name="P1369">PLUS</text:p>
      <text:p text:style-name="P1370">SEMICOLON</text:p>
      <text:p text:style-name="P1371">На 55 строке 19 столбце обнаружена ошибка: Неправильная команда</text:p>
      <text:p text:style-name="P1372">ENDDO</text:p>
      <text:p text:style-name="P1373">SEMICOLON</text:p>
      <text:p text:style-name="P1374">На 55 строке 26 столбце обнаружена ошибка: Неправильная команда</text:p>
      <text:p text:style-name="P1375">DO WHILE</text:p>
      <text:p text:style-name="P1376">LPAREN</text:p>
      <text:p text:style-name="P1377">IDENTIFIER = x</text:p>
      <text:p text:style-name="P1378"><text:span text:style-name="T1379">Переменная</text:span><text:span text:style-name="T1380"><text:s/>x<text:s/></text:span><text:span text:style-name="T1381">имеет</text:span><text:span text:style-name="T1382"><text:s/></text:span><text:span text:style-name="T1383">значение</text:span><text:span text:style-name="T1384"><text:s/>3</text:span></text:p>
      <text:p text:style-name="P1385">GREATER</text:p>
      <text:p text:style-name="P1386">RPAREN</text:p>
      <text:p text:style-name="P1387">Выражение слева: 3</text:p>
      <text:soft-page-break/>
      <text:p text:style-name="P1388">Выражение справа: 1</text:p>
      <text:p text:style-name="P1389">ENDDO</text:p>
      <text:p text:style-name="P1390">SEMICOLON</text:p>
      <text:p text:style-name="P1391">GREATER</text:p>
      <text:p text:style-name="P1392">SEMICOLON</text:p>
      <text:p text:style-name="P1393">На 57 строке 4 столбце обнаружена ошибка: Неправильная команда</text:p>
      <text:p text:style-name="P1394">LESS</text:p>
      <text:p text:style-name="P1395">SEMICOLON</text:p>
      <text:p text:style-name="P1396">На 58 строке 4 столбце обнаружена ошибка: Неправильная команда</text:p>
      <text:p text:style-name="P1397">GREATER</text:p>
      <text:p text:style-name="P1398">DO WHILE</text:p>
      <text:p text:style-name="P1399">LPAREN</text:p>
      <text:p text:style-name="P1400">GREATER</text:p>
      <text:p text:style-name="P1401">RPAREN</text:p>
      <text:p text:style-name="P1402">IDENTIFIER = END</text:p>
      <text:p text:style-name="P1403">IDENTIFIER = DO</text:p>
      <text:p text:style-name="P1404">SEMICOLON</text:p>
      <text:p text:style-name="P1405">На 60 строке 21 столбце обнаружена ошибка: Неправильная команда</text:p>
      <text:p text:style-name="P1406">DO WHILE</text:p>
      <text:p text:style-name="P1407">LPAREN</text:p>
      <text:p text:style-name="P1408">GREATER</text:p>
      <text:p text:style-name="P1409">RPAREN</text:p>
      <text:p text:style-name="P1410"><text:span text:style-name="T1411">Выражение</text:span><text:span text:style-name="T1412"><text:s/></text:span><text:span text:style-name="T1413">слева</text:span><text:span text:style-name="T1414">: 5</text:span></text:p>
      <text:p text:style-name="P1415"><text:span text:style-name="T1416">Выражение</text:span><text:span text:style-name="T1417"><text:s/></text:span><text:span text:style-name="T1418">справа</text:span><text:span text:style-name="T1419">: 1</text:span></text:p>
      <text:p text:style-name="P1420">IDENTIFIER = END</text:p>
      <text:p text:style-name="P1421">IDENTIFIER = DO</text:p>
      <text:p text:style-name="P1422">На 61 строке 20 столбце обнаружена ошибка: Данной переменной не существует</text:p>
      <text:p text:style-name="P1423">SEMICOLON</text:p>
      <text:p text:style-name="P1424">На 61 строке 21 столбце обнаружена ошибка: Ошибка в присвоении значения переменной</text:p>
      <text:p text:style-name="P1425">DO WHILE</text:p>
      <text:p text:style-name="P1426">LPAREN</text:p>
      <text:p text:style-name="P1427">GREATER</text:p>
      <text:p text:style-name="P1428">AND</text:p>
      <text:p text:style-name="P1429"><text:span text:style-name="T1430">Выражение</text:span><text:span text:style-name="T1431"><text:s/></text:span><text:span text:style-name="T1432">слева</text:span><text:span text:style-name="T1433">: 1</text:span></text:p>
      <text:p text:style-name="P1434">Выражение справа: 0</text:p>
      <text:p text:style-name="P1435">PLUS</text:p>
      <text:p text:style-name="P1436">GREATER</text:p>
      <text:p text:style-name="P1437">OR</text:p>
      <text:p text:style-name="P1438">Выражение слева: 10</text:p>
      <text:p text:style-name="P1439">Выражение справа: 15</text:p>
      <text:p text:style-name="P1440">PLUS</text:p>
      <text:p text:style-name="P1441">LEQ</text:p>
      <text:p text:style-name="P1442">RPAREN</text:p>
      <text:p text:style-name="P1443">Выражение слева: 2</text:p>
      <text:p text:style-name="P1444"><text:span text:style-name="T1445">Выражение</text:span><text:span text:style-name="T1446"><text:s/></text:span><text:span text:style-name="T1447">справа</text:span><text:span text:style-name="T1448">: 3</text:span></text:p>
      <text:p text:style-name="P1449">ENDDO</text:p>
      <text:soft-page-break/>
      <text:p text:style-name="P1450">SEMICOLON</text:p>
      <text:p text:style-name="P1451">DO WHILE</text:p>
      <text:p text:style-name="P1452">SEMICOLON</text:p>
      <text:p text:style-name="P1453">На 63 строке 9 столбце обнаружена ошибка: Неправильная команда</text:p>
      <text:p text:style-name="P1454">ENDDO</text:p>
      <text:p text:style-name="P1455">SEMICOLON</text:p>
      <text:p text:style-name="P1456">LOOP</text:p>
      <text:p text:style-name="P1457">SEMICOLON</text:p>
      <text:p text:style-name="P1458">На 65 строке 5 столбце обнаружена ошибка: LOOP вне DO WHILE</text:p>
      <text:p text:style-name="P1459">EXIT</text:p>
      <text:p text:style-name="P1460">SEMICOLON</text:p>
      <text:p text:style-name="P1461">На 66 строке 5 столбце обнаружена ошибка: EXIT вне DO WHILE</text:p>
      <text:p text:style-name="P1462">DO WHILE</text:p>
      <text:p text:style-name="P1463">LPAREN</text:p>
      <text:p text:style-name="P1464">GREATER</text:p>
      <text:p text:style-name="P1465">RPAREN</text:p>
      <text:p text:style-name="P1466"><text:span text:style-name="T1467">Выражение</text:span><text:span text:style-name="T1468"><text:s/></text:span><text:span text:style-name="T1469">слева</text:span><text:span text:style-name="T1470">: 1</text:span></text:p>
      <text:p text:style-name="P1471"><text:span text:style-name="T1472">Выражение</text:span><text:span text:style-name="T1473"><text:s/></text:span><text:span text:style-name="T1474">справа</text:span><text:span text:style-name="T1475">: 3</text:span></text:p>
      <text:p text:style-name="P1476">EXIT</text:p>
      <text:p text:style-name="P1477">ENDDO</text:p>
      <text:p text:style-name="P1478">SEMICOLON</text:p>
      <text:p text:style-name="P1479">DO WHILE</text:p>
      <text:p text:style-name="P1480">LPAREN</text:p>
      <text:p text:style-name="P1481">LESS</text:p>
      <text:p text:style-name="P1482">RPAREN</text:p>
      <text:p text:style-name="P1483">Выражение слева: 2</text:p>
      <text:p text:style-name="P1484">Выражение справа: 1</text:p>
      <text:p text:style-name="P1485">EXIT</text:p>
      <text:p text:style-name="P1486">ENDDO</text:p>
      <text:p text:style-name="P1487">SEMICOLON</text:p>
      <text:p text:style-name="P1488">PLUS</text:p>
      <text:p text:style-name="P1489">SEMICOLON</text:p>
      <text:p text:style-name="P1490"><text:span text:style-name="T1491">Вычисленное</text:span><text:span text:style-name="T1492"><text:s/></text:span><text:span text:style-name="T1493">выражение</text:span><text:span text:style-name="T1494">: 2</text:span></text:p>
      <text:p text:style-name="P1495">PLUS</text:p>
      <text:p text:style-name="P1496">SEMICOLON</text:p>
      <text:p text:style-name="P1497"><text:span text:style-name="T1498">Вычисленное</text:span><text:span text:style-name="T1499"><text:s/></text:span><text:span text:style-name="T1500">выражение</text:span><text:span text:style-name="T1501">: 4</text:span></text:p>
      <text:p text:style-name="P1502">DO WHILE</text:p>
      <text:p text:style-name="P1503">LPAREN</text:p>
      <text:p text:style-name="P1504">NOT</text:p>
      <text:p text:style-name="P1505">IDENTIFIER = z</text:p>
      <text:p text:style-name="P1506">Переменная z имеет значение 50</text:p>
      <text:p text:style-name="P1507">RPAREN</text:p>
      <text:p text:style-name="P1508">EXIT</text:p>
      <text:p text:style-name="P1509">ENDDO</text:p>
      <text:p text:style-name="P1510">SEMICOLON</text:p>
      <text:p text:style-name="P1511">DO WHILE</text:p>
      <text:p text:style-name="P1512">LPAREN</text:p>
      <text:soft-page-break/>
      <text:p text:style-name="P1513">IDENTIFIER = x</text:p>
      <text:p text:style-name="P1514">Переменная x имеет значение 3</text:p>
      <text:p text:style-name="P1515">LESS</text:p>
      <text:p text:style-name="P1516">IDENTIFIER = y</text:p>
      <text:p text:style-name="P1517">Переменная y имеет значение 4</text:p>
      <text:p text:style-name="P1518">RPAREN</text:p>
      <text:p text:style-name="P1519">На 73 строке 13 столбце обнаружена ошибка: Пропущен знак сравнения</text:p>
      <text:p text:style-name="P1520">PLUS</text:p>
      <text:p text:style-name="P1521">SEMICOLON</text:p>
      <text:p text:style-name="P1522">Вычисленное выражение: 5</text:p>
      <text:p text:style-name="P1523">LOOP</text:p>
      <text:p text:style-name="P1524">ENDDO</text:p>
      <text:p text:style-name="P1525">SEMICOLON</text:p>
      <text:p text:style-name="P1526">DO WHILE</text:p>
      <text:p text:style-name="P1527">LPAREN</text:p>
      <text:p text:style-name="P1528">IDENTIFIER = x</text:p>
      <text:p text:style-name="P1529">Переменная x имеет значение 3</text:p>
      <text:p text:style-name="P1530">GREATER</text:p>
      <text:p text:style-name="P1531">AND</text:p>
      <text:p text:style-name="P1532">Выражение слева: 3</text:p>
      <text:p text:style-name="P1533">Выражение справа: 1</text:p>
      <text:p text:style-name="P1534">IDENTIFIER = y</text:p>
      <text:p text:style-name="P1535">Переменная y имеет значение 4</text:p>
      <text:p text:style-name="P1536">LEQ</text:p>
      <text:p text:style-name="P1537">RPAREN</text:p>
      <text:p text:style-name="P1538">Выражение слева: 4</text:p>
      <text:p text:style-name="P1539">Выражение справа: 3</text:p>
      <text:p text:style-name="P1540">IDENTIFIER = x</text:p>
      <text:p text:style-name="P1541">EQUAL</text:p>
      <text:p text:style-name="P1542">SEMICOLON</text:p>
      <text:p text:style-name="P1543">EXIT</text:p>
      <text:p text:style-name="P1544">ENDDO</text:p>
      <text:p text:style-name="P1545">SEMICOLON</text:p>
      <text:p text:style-name="P1546">DO WHILE</text:p>
      <text:p text:style-name="P1547">LPAREN</text:p>
      <text:p text:style-name="P1548">IDENTIFIER = x</text:p>
      <text:p text:style-name="P1549">Переменная x имеет значение 3</text:p>
      <text:p text:style-name="P1550">GREATER</text:p>
      <text:p text:style-name="P1551">OR</text:p>
      <text:p text:style-name="P1552">Выражение слева: 3</text:p>
      <text:p text:style-name="P1553">Выражение справа: 3</text:p>
      <text:p text:style-name="P1554">IDENTIFIER = y</text:p>
      <text:p text:style-name="P1555">Переменная y имеет значение 4</text:p>
      <text:p text:style-name="P1556">LEQ</text:p>
      <text:p text:style-name="P1557">RPAREN</text:p>
      <text:p text:style-name="P1558">Выражение слева: 4</text:p>
      <text:p text:style-name="P1559">Выражение справа: 3</text:p>
      <text:soft-page-break/>
      <text:p text:style-name="P1560">IDENTIFIER = y</text:p>
      <text:p text:style-name="P1561">EQUAL</text:p>
      <text:p text:style-name="P1562">SEMICOLON</text:p>
      <text:p text:style-name="P1563">EXIT</text:p>
      <text:p text:style-name="P1564">ENDDO</text:p>
      <text:p text:style-name="P1565">SEMICOLON</text:p>
      <text:p text:style-name="P1566">DO WHILE</text:p>
      <text:p text:style-name="P1567">LPAREN</text:p>
      <text:p text:style-name="P1568">IDENTIFIER = x</text:p>
      <text:p text:style-name="P1569">Переменная x имеет значение 3</text:p>
      <text:p text:style-name="P1570">GREATER</text:p>
      <text:p text:style-name="P1571">OR</text:p>
      <text:p text:style-name="P1572">Выражение слева: 3</text:p>
      <text:p text:style-name="P1573">Выражение справа: 5</text:p>
      <text:p text:style-name="P1574">IDENTIFIER = y</text:p>
      <text:p text:style-name="P1575">Переменная y имеет значение 4</text:p>
      <text:p text:style-name="P1576">LEQ</text:p>
      <text:p text:style-name="P1577">RPAREN</text:p>
      <text:p text:style-name="P1578">Выражение слева: 4</text:p>
      <text:p text:style-name="P1579">Выражение справа: 3</text:p>
      <text:p text:style-name="P1580">IDENTIFIER = x</text:p>
      <text:p text:style-name="P1581">EQUAL</text:p>
      <text:p text:style-name="P1582">SEMICOLON</text:p>
      <text:p text:style-name="P1583">IDENTIFIER = y</text:p>
      <text:p text:style-name="P1584">EQUAL</text:p>
      <text:p text:style-name="P1585">SEMICOLON</text:p>
      <text:p text:style-name="P1586">EXIT</text:p>
      <text:p text:style-name="P1587">ENDDO</text:p>
      <text:p text:style-name="P1588">SEMICOLON</text:p>
      <text:p text:style-name="P1589">DO WHILE</text:p>
      <text:p text:style-name="P1590">LPAREN</text:p>
      <text:p text:style-name="P1591">IDENTIFIER = x</text:p>
      <text:p text:style-name="P1592">Переменная x имеет значение 3</text:p>
      <text:p text:style-name="P1593">GREATER</text:p>
      <text:p text:style-name="P1594">OR</text:p>
      <text:p text:style-name="P1595">Выражение слева: 3</text:p>
      <text:p text:style-name="P1596">Выражение справа: 5</text:p>
      <text:p text:style-name="P1597">IDENTIFIER = y</text:p>
      <text:p text:style-name="P1598">Переменная y имеет значение 4</text:p>
      <text:p text:style-name="P1599">LEQ</text:p>
      <text:p text:style-name="P1600">RPAREN</text:p>
      <text:p text:style-name="P1601">Выражение слева: 4</text:p>
      <text:p text:style-name="P1602">Выражение справа: 3</text:p>
      <text:p text:style-name="P1603">EXIT</text:p>
      <text:p text:style-name="P1604">PLUS</text:p>
      <text:p text:style-name="P1605">SEMICOLON</text:p>
      <text:p text:style-name="P1606">На 77 строке 31 столбце обнаружена ошибка: Неправильная команда</text:p>
      <text:soft-page-break/>
      <text:p text:style-name="P1607">ENDDO</text:p>
      <text:p text:style-name="P1608">SEMICOLON</text:p>
      <text:p text:style-name="P1609">DO WHILE</text:p>
      <text:p text:style-name="P1610">LPAREN</text:p>
      <text:p text:style-name="P1611">IDENTIFIER = x</text:p>
      <text:p text:style-name="P1612">Переменная x имеет значение 3</text:p>
      <text:p text:style-name="P1613">GREATER</text:p>
      <text:p text:style-name="P1614">IDENTIFIER = y</text:p>
      <text:p text:style-name="P1615">Переменная y имеет значение 4</text:p>
      <text:p text:style-name="P1616">AND</text:p>
      <text:p text:style-name="P1617">Выражение слева: 3</text:p>
      <text:p text:style-name="P1618">Выражение справа: 4</text:p>
      <text:p text:style-name="P1619">IDENTIFIER = y</text:p>
      <text:p text:style-name="P1620">Переменная y имеет значение 4</text:p>
      <text:p text:style-name="P1621">LEQ</text:p>
      <text:p text:style-name="P1622">AND</text:p>
      <text:p text:style-name="P1623">Выражение слева: 4</text:p>
      <text:p text:style-name="P1624">Выражение справа: 3</text:p>
      <text:p text:style-name="P1625">IDENTIFIER = z</text:p>
      <text:p text:style-name="P1626">Переменная z имеет значение 50</text:p>
      <text:p text:style-name="P1627">NEQ</text:p>
      <text:p text:style-name="P1628">RPAREN</text:p>
      <text:p text:style-name="P1629">Выражение слева: 50</text:p>
      <text:p text:style-name="P1630">Выражение справа: 2</text:p>
      <text:p text:style-name="P1631">PLUS</text:p>
      <text:p text:style-name="P1632">SEMICOLON</text:p>
      <text:p text:style-name="P1633"><text:span text:style-name="T1634">Вычисленное</text:span><text:span text:style-name="T1635"><text:s/></text:span><text:span text:style-name="T1636">выражение</text:span><text:span text:style-name="T1637">: 2</text:span></text:p>
      <text:p text:style-name="P1638">ENDDO</text:p>
      <text:p text:style-name="P1639">SEMICOLON</text:p>
      <text:p text:style-name="P1640">DO WHILE</text:p>
      <text:p text:style-name="P1641">LPAREN</text:p>
      <text:p text:style-name="P1642">IDENTIFIER = x</text:p>
      <text:p text:style-name="P1643"><text:span text:style-name="T1644">Переменная</text:span><text:span text:style-name="T1645"><text:s/>x<text:s/></text:span><text:span text:style-name="T1646">имеет</text:span><text:span text:style-name="T1647"><text:s/></text:span><text:span text:style-name="T1648">значение</text:span><text:span text:style-name="T1649"><text:s/>3</text:span></text:p>
      <text:p text:style-name="P1650">GREATER</text:p>
      <text:p text:style-name="P1651">OR</text:p>
      <text:p text:style-name="P1652">Выражение слева: 3</text:p>
      <text:p text:style-name="P1653">Выражение справа: 5</text:p>
      <text:p text:style-name="P1654">IDENTIFIER = y</text:p>
      <text:p text:style-name="P1655">Переменная y имеет значение 4</text:p>
      <text:p text:style-name="P1656">LEQ</text:p>
      <text:p text:style-name="P1657">OR</text:p>
      <text:p text:style-name="P1658">Выражение слева: 4</text:p>
      <text:p text:style-name="P1659">Выражение справа: 3</text:p>
      <text:p text:style-name="P1660">IDENTIFIER = z</text:p>
      <text:p text:style-name="P1661">Переменная z имеет значение 50</text:p>
      <text:p text:style-name="P1662">NEQ</text:p>
      <text:p text:style-name="P1663">RPAREN</text:p>
      <text:soft-page-break/>
      <text:p text:style-name="P1664">Выражение слева: 50</text:p>
      <text:p text:style-name="P1665">Выражение справа: 3</text:p>
      <text:p text:style-name="P1666">LOOP</text:p>
      <text:p text:style-name="P1667">ENDDO</text:p>
      <text:p text:style-name="P1668">SEMICOLON</text:p>
      <text:p text:style-name="P1669">DO WHILE</text:p>
      <text:p text:style-name="P1670">LPAREN</text:p>
      <text:p text:style-name="P1671">GREATER</text:p>
      <text:p text:style-name="P1672">GREATER</text:p>
      <text:p text:style-name="P1673">Выражение слева: 3</text:p>
      <text:p text:style-name="P1674">Выражение справа: 2</text:p>
      <text:p text:style-name="P1675">IDENTIFIER = y</text:p>
      <text:p text:style-name="P1676">LESS</text:p>
      <text:p text:style-name="P1677">RPAREN</text:p>
      <text:p text:style-name="P1678">PLUS</text:p>
      <text:p text:style-name="P1679">SEMICOLON</text:p>
      <text:p text:style-name="P1680">На 80 строке 24 столбце обнаружена ошибка: Неправильная команда</text:p>
      <text:p text:style-name="P1681">ENDDO</text:p>
      <text:p text:style-name="P1682">SEMICOLON</text:p>
      <text:p text:style-name="P1683">На 80 строке 32 столбце обнаружена ошибка: Неправильная команда</text:p>
      <text:p text:style-name="P1684">DO WHILE</text:p>
      <text:p text:style-name="P1685">LPAREN</text:p>
      <text:p text:style-name="P1686">GREATER</text:p>
      <text:p text:style-name="P1687">OR</text:p>
      <text:p text:style-name="P1688"><text:span text:style-name="T1689">Выражение</text:span><text:span text:style-name="T1690"><text:s/></text:span><text:span text:style-name="T1691">слева</text:span><text:span text:style-name="T1692">: 1</text:span></text:p>
      <text:p text:style-name="P1693">Выражение справа: 6</text:p>
      <text:p text:style-name="P1694">IDENTIFIER = y</text:p>
      <text:p text:style-name="P1695">Переменная y имеет значение 4</text:p>
      <text:p text:style-name="P1696">LEQ</text:p>
      <text:p text:style-name="P1697">RPAREN</text:p>
      <text:p text:style-name="P1698">Выражение слева: 4</text:p>
      <text:p text:style-name="P1699">Выражение справа: 6</text:p>
      <text:p text:style-name="P1700">IDENTIFIER = x</text:p>
      <text:p text:style-name="P1701">EQUAL</text:p>
      <text:p text:style-name="P1702">SEMICOLON</text:p>
      <text:p text:style-name="P1703">IDENTIFIER = y</text:p>
      <text:p text:style-name="P1704">EQUAL</text:p>
      <text:p text:style-name="P1705">SEMICOLON</text:p>
      <text:p text:style-name="P1706">EXIT</text:p>
      <text:p text:style-name="P1707">ENDDO</text:p>
      <text:p text:style-name="P1708">SEMICOLON</text:p>
      <text:p text:style-name="P1709">DO WHILE</text:p>
      <text:p text:style-name="P1710">LPAREN</text:p>
      <text:p text:style-name="P1711">IDENTIFIER = y</text:p>
      <text:p text:style-name="P1712">Переменная y имеет значение 4</text:p>
      <text:p text:style-name="P1713">NEQ</text:p>
      <text:p text:style-name="P1714">RPAREN</text:p>
      <text:soft-page-break/>
      <text:p text:style-name="P1715">Выражение слева: 4</text:p>
      <text:p text:style-name="P1716">Выражение справа: 3</text:p>
      <text:p text:style-name="P1717">IDENTIFIER = x</text:p>
      <text:p text:style-name="P1718">EQUAL</text:p>
      <text:p text:style-name="P1719">SEMICOLON</text:p>
      <text:p text:style-name="P1720">IDENTIFIER = y</text:p>
      <text:p text:style-name="P1721">EQUAL</text:p>
      <text:p text:style-name="P1722">SEMICOLON</text:p>
      <text:p text:style-name="P1723">EXIT</text:p>
      <text:p text:style-name="P1724">ENDDO</text:p>
      <text:p text:style-name="P1725">SEMICOLON</text:p>
      <text:p text:style-name="P1726">DO WHILE</text:p>
      <text:p text:style-name="P1727">LPAREN</text:p>
      <text:p text:style-name="P1728">IDENTIFIER = x</text:p>
      <text:p text:style-name="P1729">Переменная x имеет значение 3</text:p>
      <text:p text:style-name="P1730">GREATER</text:p>
      <text:p text:style-name="P1731">AND</text:p>
      <text:p text:style-name="P1732">Выражение слева: 3</text:p>
      <text:p text:style-name="P1733">Выражение справа: 5</text:p>
      <text:p text:style-name="P1734">IDENTIFIER = y</text:p>
      <text:p text:style-name="P1735">Переменная y имеет значение 4</text:p>
      <text:p text:style-name="P1736">LEQ</text:p>
      <text:p text:style-name="P1737">OR</text:p>
      <text:p text:style-name="P1738">Выражение слева: 4</text:p>
      <text:p text:style-name="P1739">Выражение справа: 3</text:p>
      <text:p text:style-name="P1740">IDENTIFIER = z</text:p>
      <text:p text:style-name="P1741">Переменная z имеет значение 50</text:p>
      <text:p text:style-name="P1742">NEQ</text:p>
      <text:p text:style-name="P1743">RPAREN</text:p>
      <text:p text:style-name="P1744">Выражение слева: 50</text:p>
      <text:p text:style-name="P1745">Выражение справа: 3</text:p>
      <text:p text:style-name="P1746">EXIT</text:p>
      <text:p text:style-name="P1747">ENDDO</text:p>
      <text:p text:style-name="P1748">SEMICOLON</text:p>
      <text:p text:style-name="P1749">DO WHILE</text:p>
      <text:p text:style-name="P1750">LPAREN</text:p>
      <text:p text:style-name="P1751">GREATER</text:p>
      <text:p text:style-name="P1752">RPAREN</text:p>
      <text:p text:style-name="P1753">Выражение слева: 2</text:p>
      <text:p text:style-name="P1754">Выражение справа: 5</text:p>
      <text:p text:style-name="P1755">DO WHILE</text:p>
      <text:p text:style-name="P1756">LPAREN</text:p>
      <text:p text:style-name="P1757">GREATER</text:p>
      <text:p text:style-name="P1758">OR</text:p>
      <text:p text:style-name="P1759"><text:span text:style-name="T1760">Выражение</text:span><text:span text:style-name="T1761"><text:s/></text:span><text:span text:style-name="T1762">слева</text:span><text:span text:style-name="T1763">: 1</text:span></text:p>
      <text:p text:style-name="P1764">Выражение справа: 5</text:p>
      <text:p text:style-name="P1765">IDENTIFIER = x</text:p>
      <text:soft-page-break/>
      <text:p text:style-name="P1766">Переменная x имеет значение 3</text:p>
      <text:p text:style-name="P1767">GREATER</text:p>
      <text:p text:style-name="P1768">RPAREN</text:p>
      <text:p text:style-name="P1769">Выражение слева: 3</text:p>
      <text:p text:style-name="P1770">Выражение справа: 3</text:p>
      <text:p text:style-name="P1771">PLUS</text:p>
      <text:p text:style-name="P1772">SEMICOLON</text:p>
      <text:p text:style-name="P1773"><text:span text:style-name="T1774">Вычисленное</text:span><text:span text:style-name="T1775"><text:s/></text:span><text:span text:style-name="T1776">выражение</text:span><text:span text:style-name="T1777">: 2</text:span></text:p>
      <text:p text:style-name="P1778">LOOP</text:p>
      <text:p text:style-name="P1779">SEMICOLON</text:p>
      <text:p text:style-name="P1780">На 84 строке 45 столбце обнаружена ошибка: LOOP вне DO WHILE</text:p>
      <text:p text:style-name="P1781">ENDDO</text:p>
      <text:p text:style-name="P1782">SEMICOLON</text:p>
      <text:p text:style-name="P1783">ENDDO</text:p>
      <text:p text:style-name="P1784">SEMICOLON</text:p>
      <text:p text:style-name="P1785">DO WHILE</text:p>
      <text:p text:style-name="P1786">LPAREN</text:p>
      <text:p text:style-name="P1787">IDENTIFIER = x</text:p>
      <text:p text:style-name="P1788">Переменная x имеет значение 3</text:p>
      <text:p text:style-name="P1789">GREATER</text:p>
      <text:p text:style-name="P1790">RPAREN</text:p>
      <text:p text:style-name="P1791">Выражение слева: 3</text:p>
      <text:p text:style-name="P1792">Выражение справа: 1</text:p>
      <text:p text:style-name="P1793">DO WHILE</text:p>
      <text:p text:style-name="P1794">LPAREN</text:p>
      <text:p text:style-name="P1795">GREATER</text:p>
      <text:p text:style-name="P1796">OR</text:p>
      <text:p text:style-name="P1797"><text:span text:style-name="T1798">Выражение</text:span><text:span text:style-name="T1799"><text:s/></text:span><text:span text:style-name="T1800">слева</text:span><text:span text:style-name="T1801">: 2</text:span></text:p>
      <text:p text:style-name="P1802">Выражение справа: 3</text:p>
      <text:p text:style-name="P1803">IDENTIFIER = x</text:p>
      <text:p text:style-name="P1804">Переменная x имеет значение 3</text:p>
      <text:p text:style-name="P1805">GREATER</text:p>
      <text:p text:style-name="P1806">RPAREN</text:p>
      <text:p text:style-name="P1807">Выражение слева: 3</text:p>
      <text:p text:style-name="P1808">Выражение справа: 3</text:p>
      <text:p text:style-name="P1809">DO WHILE</text:p>
      <text:p text:style-name="P1810">LPAREN</text:p>
      <text:p text:style-name="P1811">IDENTIFIER = x</text:p>
      <text:p text:style-name="P1812"><text:span text:style-name="T1813">Переменная</text:span><text:span text:style-name="T1814"><text:s/>x<text:s/></text:span><text:span text:style-name="T1815">имеет</text:span><text:span text:style-name="T1816"><text:s/></text:span><text:span text:style-name="T1817">значение</text:span><text:span text:style-name="T1818"><text:s/>3</text:span></text:p>
      <text:p text:style-name="P1819">GREATER</text:p>
      <text:p text:style-name="P1820">IDENTIFIER = y</text:p>
      <text:p text:style-name="P1821">Переменная y имеет значение 4</text:p>
      <text:p text:style-name="P1822">RPAREN</text:p>
      <text:p text:style-name="P1823">Выражение слева: 3</text:p>
      <text:p text:style-name="P1824">Выражение справа: 4</text:p>
      <text:p text:style-name="P1825">PLUS</text:p>
      <text:p text:style-name="P1826">SEMICOLON</text:p>
      <text:soft-page-break/>
      <text:p text:style-name="P1827"><text:span text:style-name="T1828">Вычисленное</text:span><text:span text:style-name="T1829"><text:s/></text:span><text:span text:style-name="T1830">выражение</text:span><text:span text:style-name="T1831">: 4</text:span></text:p>
      <text:p text:style-name="P1832">ENDDO</text:p>
      <text:p text:style-name="P1833">SEMICOLON</text:p>
      <text:p text:style-name="P1834">EXIT</text:p>
      <text:p text:style-name="P1835">SEMICOLON</text:p>
      <text:p text:style-name="P1836"><text:span text:style-name="T1837">На</text:span><text:span text:style-name="T1838"><text:s/>85<text:s/></text:span><text:span text:style-name="T1839">строке</text:span><text:span text:style-name="T1840"><text:s/>66<text:s/></text:span><text:span text:style-name="T1841">столбце</text:span><text:span text:style-name="T1842"><text:s/></text:span><text:span text:style-name="T1843">обнаружена</text:span><text:span text:style-name="T1844"><text:s/></text:span><text:span text:style-name="T1845">ошибка</text:span><text:span text:style-name="T1846">: EXIT<text:s/></text:span><text:span text:style-name="T1847">вне</text:span><text:span text:style-name="T1848"><text:s/>DO WHILE</text:span></text:p>
      <text:p text:style-name="P1849">ENDDO</text:p>
      <text:p text:style-name="P1850">SEMICOLON</text:p>
      <text:p text:style-name="P1851">ENDDO</text:p>
      <text:p text:style-name="P1852">SEMICOLON</text:p>
      <text:p text:style-name="P1853">EQUAL</text:p>
      <text:p text:style-name="P1854">SEMICOLON</text:p>
      <text:p text:style-name="P1855">На 86 строке 3 столбце обнаружена ошибка: Неправильная команда</text:p>
      <text:p text:style-name="P1856">SEMICOLON</text:p>
      <text:p text:style-name="P1857"><text:span text:style-name="T1858">Вычисленное</text:span><text:span text:style-name="T1859"><text:s/></text:span><text:span text:style-name="T1860">выражение</text:span><text:span text:style-name="T1861">: 2</text:span></text:p>
      <text:p text:style-name="P1862">PLUS</text:p>
      <text:p text:style-name="P1863">MULTIPLY</text:p>
      <text:p text:style-name="P1864">SEMICOLON</text:p>
      <text:p text:style-name="P1865">Вычисленное выражение: 13</text:p>
      <text:p text:style-name="P1866">PLUS</text:p>
      <text:p text:style-name="P1867">PLUS</text:p>
      <text:p text:style-name="P1868">SEMICOLON</text:p>
      <text:p text:style-name="P1869">На 89 строке 4 столбце обнаружена ошибка: Неправильная команда</text:p>
      <text:p text:style-name="P1870">IDENTIFIER = X</text:p>
      <text:p text:style-name="P1871">EQUAL</text:p>
      <text:p text:style-name="P1872">PLUS</text:p>
      <text:p text:style-name="P1873">MULTIPLY</text:p>
      <text:p text:style-name="P1874">DIVIDE</text:p>
      <text:p text:style-name="P1875">На 90 строке 9 столбце обнаружена ошибка: Деление на ноль</text:p>
      <text:p text:style-name="P1876">SEMICOLON</text:p>
      <text:p text:style-name="P1877">DO WHILE</text:p>
      <text:p text:style-name="P1878">LPAREN</text:p>
      <text:p text:style-name="P1879">IDENTIFIER = x</text:p>
      <text:p text:style-name="P1880">Переменная x имеет значение 3</text:p>
      <text:p text:style-name="P1881">LESS</text:p>
      <text:p text:style-name="P1882">IDENTIFIER = Z</text:p>
      <text:p text:style-name="P1883">На 91 строке 12 столбце обнаружена ошибка: Данной переменной не существует</text:p>
      <text:p text:style-name="P1884">RPAREN</text:p>
      <text:p text:style-name="P1885">Выражение слева: 3</text:p>
      <text:p text:style-name="P1886">Выражение справа: 1955316448</text:p>
      <text:p text:style-name="P1887">PLUS</text:p>
      <text:p text:style-name="P1888">SEMICOLON</text:p>
      <text:p text:style-name="P1889"><text:span text:style-name="T1890">Вычисленное</text:span><text:span text:style-name="T1891"><text:s/></text:span><text:span text:style-name="T1892">выражение</text:span><text:span text:style-name="T1893">: 4</text:span></text:p>
      <text:p text:style-name="P1894">EXIT</text:p>
      <text:p text:style-name="P1895">ENDDO</text:p>
      <text:p text:style-name="P1896">SEMICOLON</text:p>
      <text:p text:style-name="P1897">DO WHILE</text:p>
      <text:soft-page-break/>
      <text:p text:style-name="P1898">LPAREN</text:p>
      <text:p text:style-name="P1899">NOT</text:p>
      <text:p text:style-name="P1900">IDENTIFIER = y</text:p>
      <text:p text:style-name="P1901">Переменная y имеет значение 4</text:p>
      <text:p text:style-name="P1902">LEQ</text:p>
      <text:p text:style-name="P1903">RPAREN</text:p>
      <text:p text:style-name="P1904">Выражение слева: 4</text:p>
      <text:p text:style-name="P1905">Выражение справа: 3</text:p>
      <text:p text:style-name="P1906">IDENTIFIER = X</text:p>
      <text:p text:style-name="P1907">EQUAL</text:p>
      <text:p text:style-name="P1908">SEMICOLON</text:p>
      <text:p text:style-name="P1909">EXIT</text:p>
      <text:p text:style-name="P1910">ENDDO</text:p>
      <text:p text:style-name="P1911">SEMICOLON</text:p>
      <text:p text:style-name="P1912">DO WHILE</text:p>
      <text:p text:style-name="P1913">LPAREN</text:p>
      <text:p text:style-name="P1914">IDENTIFIER = x</text:p>
      <text:p text:style-name="P1915">Переменная x имеет значение 3</text:p>
      <text:p text:style-name="P1916">GREATER</text:p>
      <text:p text:style-name="P1917">AND</text:p>
      <text:p text:style-name="P1918">Выражение слева: 3</text:p>
      <text:p text:style-name="P1919">Выражение справа: 3</text:p>
      <text:p text:style-name="P1920">IDENTIFIER = y</text:p>
      <text:p text:style-name="P1921">Переменная y имеет значение 4</text:p>
      <text:p text:style-name="P1922">LEQ</text:p>
      <text:p text:style-name="P1923">RPAREN</text:p>
      <text:p text:style-name="P1924">Выражение слева: 4</text:p>
      <text:p text:style-name="P1925">Выражение справа: 3</text:p>
      <text:p text:style-name="P1926">IDENTIFIER = y</text:p>
      <text:p text:style-name="P1927">EQUAL</text:p>
      <text:p text:style-name="P1928">SEMICOLON</text:p>
      <text:p text:style-name="P1929">LOOP</text:p>
      <text:p text:style-name="P1930">ENDDO</text:p>
      <text:p text:style-name="P1931">SEMICOLON</text:p>
      <text:p text:style-name="P1932">DO WHILE</text:p>
      <text:p text:style-name="P1933">LPAREN</text:p>
      <text:p text:style-name="P1934">IDENTIFIER = x</text:p>
      <text:p text:style-name="P1935">Переменная x имеет значение 3</text:p>
      <text:p text:style-name="P1936">GREATER</text:p>
      <text:p text:style-name="P1937">OR</text:p>
      <text:p text:style-name="P1938">Выражение слева: 3</text:p>
      <text:p text:style-name="P1939">Выражение справа: 5</text:p>
      <text:p text:style-name="P1940">IDENTIFIER = y</text:p>
      <text:p text:style-name="P1941">Переменная y имеет значение 4</text:p>
      <text:p text:style-name="P1942">LEQ</text:p>
      <text:p text:style-name="P1943">AND</text:p>
      <text:p text:style-name="P1944">Выражение слева: 4</text:p>
      <text:soft-page-break/>
      <text:p text:style-name="P1945">Выражение справа: 3</text:p>
      <text:p text:style-name="P1946">PLUS</text:p>
      <text:p text:style-name="P1947">MULTIPLY</text:p>
      <text:p text:style-name="P1948">GREATER</text:p>
      <text:p text:style-name="P1949">RPAREN</text:p>
      <text:p text:style-name="P1950">Выражение слева: 3</text:p>
      <text:p text:style-name="P1951">Выражение справа: 5</text:p>
      <text:p text:style-name="P1952">IDENTIFIER = y</text:p>
      <text:p text:style-name="P1953">EQUAL</text:p>
      <text:p text:style-name="P1954">SEMICOLON</text:p>
      <text:p text:style-name="P1955">LOOP</text:p>
      <text:p text:style-name="P1956">SEMICOLON</text:p>
      <text:p text:style-name="P1957">На 94 строке 44 столбце обнаружена ошибка: LOOP вне DO WHILE</text:p>
      <text:p text:style-name="P1958">ENDDO</text:p>
      <text:p text:style-name="P1959">SEMICOLON</text:p>
      <text:p text:style-name="P1960">DO WHILE</text:p>
      <text:p text:style-name="P1961">LPAREN</text:p>
      <text:p text:style-name="P1962">IDENTIFIER = x</text:p>
      <text:p text:style-name="P1963">Переменная x имеет значение 3</text:p>
      <text:p text:style-name="P1964">GREATER</text:p>
      <text:p text:style-name="P1965">OR</text:p>
      <text:p text:style-name="P1966">Выражение слева: 3</text:p>
      <text:p text:style-name="P1967">Выражение справа: 5</text:p>
      <text:p text:style-name="P1968">IDENTIFIER = y</text:p>
      <text:p text:style-name="P1969">Переменная y имеет значение 4</text:p>
      <text:p text:style-name="P1970">LEQ</text:p>
      <text:p text:style-name="P1971">RPAREN</text:p>
      <text:p text:style-name="P1972">Выражение слева: 4</text:p>
      <text:p text:style-name="P1973">Выражение справа: 3</text:p>
      <text:p text:style-name="P1974">EXIT</text:p>
      <text:p text:style-name="P1975">PLUS</text:p>
      <text:p text:style-name="P1976">SEMICOLON</text:p>
      <text:p text:style-name="P1977">На 95 строке 31 столбце обнаружена ошибка: Неправильная команда</text:p>
      <text:p text:style-name="P1978">ENDDO</text:p>
      <text:p text:style-name="P1979">SEMICOLON</text:p>
      <text:p text:style-name="P1980">.DIVIDE</text:p>
      <text:p text:style-name="P1981">DIVIDE</text:p>
      <text:p text:style-name="P1982">SEMICOLON</text:p>
      <text:p text:style-name="P1983">На 96 строке 5 столбце обнаружена ошибка: Неправильная команда</text:p>
      <text:p text:style-name="P1984">DO WHILE</text:p>
      <text:p text:style-name="P1985">LPAREN</text:p>
      <text:p text:style-name="P1986">IDENTIFIER = x</text:p>
      <text:p text:style-name="P1987"><text:span text:style-name="T1988">Переменная</text:span><text:span text:style-name="T1989"><text:s/>x<text:s/></text:span><text:span text:style-name="T1990">имеет</text:span><text:span text:style-name="T1991"><text:s/></text:span><text:span text:style-name="T1992">значение</text:span><text:span text:style-name="T1993"><text:s/>3</text:span></text:p>
      <text:p text:style-name="P1994">LESS</text:p>
      <text:p text:style-name="P1995">PLUS</text:p>
      <text:p text:style-name="P1996">IDENTIFIER = y</text:p>
      <text:p text:style-name="P1997">Переменная y имеет значение 4</text:p>
      <text:soft-page-break/>
      <text:p text:style-name="P1998">RPAREN</text:p>
      <text:p text:style-name="P1999">На 97 строке 14 столбце обнаружена ошибка: Пропущен знак сравнения</text:p>
      <text:p text:style-name="P2000">PLUS</text:p>
      <text:p text:style-name="P2001">SEMICOLON</text:p>
      <text:p text:style-name="P2002"><text:span text:style-name="T2003">Вычисленное</text:span><text:span text:style-name="T2004"><text:s/></text:span><text:span text:style-name="T2005">выражение</text:span><text:span text:style-name="T2006">: 2</text:span></text:p>
      <text:p text:style-name="P2007">EXIT</text:p>
      <text:p text:style-name="P2008">LOOP</text:p>
      <text:p text:style-name="P2009">ENDDO</text:p>
      <text:p text:style-name="P2010">SEMICOLON</text:p>
      <text:p text:style-name="P2011">На 97 строке 36 столбце обнаружена ошибка: Неправильная команда</text:p>
      <text:p text:style-name="P2012">DO WHILE</text:p>
      <text:p text:style-name="P2013">LPAREN</text:p>
      <text:p text:style-name="P2014">IDENTIFIER = x</text:p>
      <text:p text:style-name="P2015"><text:span text:style-name="T2016">Переменная</text:span><text:span text:style-name="T2017"><text:s/>x<text:s/></text:span><text:span text:style-name="T2018">имеет</text:span><text:span text:style-name="T2019"><text:s/></text:span><text:span text:style-name="T2020">значение</text:span><text:span text:style-name="T2021"><text:s/>3</text:span></text:p>
      <text:p text:style-name="P2022">GREATER</text:p>
      <text:p text:style-name="P2023">AND</text:p>
      <text:p text:style-name="P2024">Выражение слева: 3</text:p>
      <text:p text:style-name="P2025">Выражение справа: 1</text:p>
      <text:p text:style-name="P2026">IDENTIFIER = y</text:p>
      <text:p text:style-name="P2027">Переменная y имеет значение 4</text:p>
      <text:p text:style-name="P2028">LEQ</text:p>
      <text:p text:style-name="P2029">RPAREN</text:p>
      <text:p text:style-name="P2030">Выражение слева: 4</text:p>
      <text:p text:style-name="P2031">Выражение справа: 3</text:p>
      <text:p text:style-name="P2032">IDENTIFIER = x</text:p>
      <text:p text:style-name="P2033">EQUAL</text:p>
      <text:p text:style-name="P2034">SEMICOLON</text:p>
      <text:p text:style-name="P2035">IDENTIFIER = LOOOP</text:p>
      <text:p text:style-name="P2036">ENDDO</text:p>
      <text:p text:style-name="P2037">DO WHILE</text:p>
      <text:p text:style-name="P2038">LPAREN</text:p>
      <text:p text:style-name="P2039">IDENTIFIER = y</text:p>
      <text:p text:style-name="P2040">Переменная y имеет значение 4</text:p>
      <text:p text:style-name="P2041">LEQ</text:p>
      <text:p text:style-name="P2042">RPAREN</text:p>
      <text:p text:style-name="P2043">На 99 строке 14 столбце обнаружена ошибка: Ошибка в присвоении значения переменной</text:p>
      <text:p text:style-name="P2044">На 99 строке 14 столбце обнаружена ошибка: Пропущена точка с запятой</text:p>
      <text:p text:style-name="P2045">PLUS</text:p>
      <text:p text:style-name="P2046">SEMICOLON</text:p>
      <text:p text:style-name="P2047">На 99 строке 20 столбце обнаружена ошибка: Неправильная команда</text:p>
      <text:p text:style-name="P2048">EXIT</text:p>
      <text:p text:style-name="P2049">ENDDO</text:p>
      <text:p text:style-name="P2050">SEMICOLON</text:p>
      <text:p text:style-name="P2051">DO WHILE</text:p>
      <text:p text:style-name="P2052">LPAREN</text:p>
      <text:p text:style-name="P2053">IDENTIFIER = x</text:p>
      <text:soft-page-break/>
      <text:p text:style-name="P2054">Переменная x имеет значение 3</text:p>
      <text:p text:style-name="P2055">GREATER</text:p>
      <text:p text:style-name="P2056">AND</text:p>
      <text:p text:style-name="P2057">Выражение слева: 3</text:p>
      <text:p text:style-name="P2058">Выражение справа: 5</text:p>
      <text:p text:style-name="P2059">IDENTIFIER = y</text:p>
      <text:p text:style-name="P2060">Переменная y имеет значение 4</text:p>
      <text:p text:style-name="P2061">LEQ</text:p>
      <text:p text:style-name="P2062">RPAREN</text:p>
      <text:p text:style-name="P2063">Выражение слева: 4</text:p>
      <text:p text:style-name="P2064">Выражение справа: 3</text:p>
      <text:p text:style-name="P2065">IDENTIFIER = x</text:p>
      <text:p text:style-name="P2066">EQUAL</text:p>
      <text:p text:style-name="P2067">SEMICOLON</text:p>
      <text:p text:style-name="P2068">IDENTIFIER = y</text:p>
      <text:p text:style-name="P2069">EQUAL</text:p>
      <text:p text:style-name="P2070">SEMICOLON</text:p>
      <text:p text:style-name="P2071">LOOP</text:p>
      <text:p text:style-name="P2072">ENDDO</text:p>
      <text:p text:style-name="P2073">SEMICOLON</text:p>
      <text:p text:style-name="P2074">DO WHILE</text:p>
      <text:p text:style-name="P2075">LPAREN</text:p>
      <text:p text:style-name="P2076">IDENTIFIER = x</text:p>
      <text:p text:style-name="P2077">Переменная x имеет значение 3</text:p>
      <text:p text:style-name="P2078">EQUAL</text:p>
      <text:p text:style-name="P2079">GREATER</text:p>
      <text:p text:style-name="P2080">AND</text:p>
      <text:p text:style-name="P2081">На 101 строке 17 столбце обнаружена ошибка: Пропущен знак сравнения</text:p>
      <text:p text:style-name="P2082">IDENTIFIER = X</text:p>
      <text:p text:style-name="P2083">Переменная X имеет значение 3</text:p>
      <text:p text:style-name="P2084">LEQ</text:p>
      <text:p text:style-name="P2085">RPAREN</text:p>
      <text:p text:style-name="P2086">Выражение слева: 3</text:p>
      <text:p text:style-name="P2087">Выражение справа: 1</text:p>
      <text:p text:style-name="P2088">EXIT</text:p>
      <text:p text:style-name="P2089">PLUS</text:p>
      <text:p text:style-name="P2090">SEMICOLON</text:p>
      <text:p text:style-name="P2091">На 101 строке 33 столбце обнаружена ошибка: Неправильная команда</text:p>
      <text:p text:style-name="P2092">ENDDO</text:p>
      <text:p text:style-name="P2093">SEMICOLON</text:p>
      <text:p text:style-name="P2094"><text:span text:style-name="T2095">В ходе выполнения обнаружено 65 ошибок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Подзаголовок" style:display-name="Подзаголовок" style:family="paragraph" style:parent-style-name="Обычный">
      <style:paragraph-properties fo:text-align="center" fo:margin-bottom="0in" fo:line-height="100%"/>
      <style:text-properties style:font-name="Microsoft Sans Serif" style:font-name-asian="Microsoft Sans Serif" style:font-name-complex="Times New Roman" fo:font-weight="bold" style:font-weight-asian="bold" fo:font-size="16pt" style:font-size-asian="16pt" style:font-size-complex="10pt" fo:hyphenate="true"/>
    </style:style>
    <style:style style:name="ПодзаголовокЗнак" style:display-name="Подзаголовок Знак" style:family="text" style:parent-style-name="Основнойшрифтабзаца">
      <style:text-properties style:font-name="Microsoft Sans Serif" style:font-name-asian="Microsoft Sans Serif" style:font-name-complex="Times New Roman" fo:font-weight="bold" style:font-weight-asian="bold" fo:font-size="16pt" style:font-size-asian="16pt" style:font-size-complex="10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line-height="107%"/>
      <style:text-properties style:font-name="Calibri Light" style:font-name-asian="Times New Roman" style:font-name-complex="Times New Roman" fo:color="#2F5496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Шабаков Ильвар Жомортханович</meta:initial-creator>
    <dc:creator>Шабаков Ильвар Жомортханович</dc:creator>
    <meta:creation-date>2021-12-14T14:22:00Z</meta:creation-date>
    <dc:date>2021-12-14T14:25:00Z</dc:date>
    <meta:template xlink:href="Normal.dotm" xlink:type="simple"/>
    <meta:editing-cycles>5</meta:editing-cycles>
    <meta:editing-duration>PT180S</meta:editing-duration>
    <meta:document-statistic meta:page-count="39" meta:paragraph-count="68" meta:word-count="5121" meta:character-count="34248" meta:row-count="243" meta:non-whitespace-character-count="29195"/>
  </office:meta>
</office:document-meta>
</file>